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language="es" fo:country="ES"/>
    </style:style>
    <style:style style:name="P10" style:family="paragraph" style:parent-style-name="Level_20_2">
      <style:text-properties fo:font-style="normal" style:font-style-asian="normal" style:font-style-complex="normal"/>
    </style:style>
    <style:style style:name="P11" style:family="paragraph" style:parent-style-name="Level_20_2">
      <style:text-properties fo:font-style="italic" style:font-style-asian="italic" style:font-style-complex="italic"/>
    </style:style>
    <style:style style:name="P12" style:family="paragraph" style:parent-style-name="Level_20_4">
      <style:text-properties fo:font-style="normal" style:font-style-asian="normal" style:font-style-complex="normal"/>
    </style:style>
    <style:style style:name="P13" style:family="paragraph" style:parent-style-name="Level_20_4">
      <style:text-properties fo:font-style="italic" style:font-style-asian="italic" style:font-style-complex="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tyle="italic" style:text-underline-style="none" style:font-style-asian="italic" style:font-style-complex="italic"/>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style:text-underline-style="none" style:font-style-asian="normal" style:font-style-complex="normal"/>
    </style:style>
    <style:style style:name="P19" style:family="paragraph" style:parent-style-name="Standard">
      <style:text-properties fo:font-style="normal" fo:font-weight="bold" style:font-style-asian="normal" style:font-weight-asian="bold" style:font-style-complex="normal" style:font-weight-complex="bold"/>
    </style:style>
    <style:style style:name="P20" style:family="paragraph" style:parent-style-name="Level_20_3">
      <style:text-properties fo:font-style="italic" style:font-style-asian="italic" style:font-style-complex="italic"/>
    </style:style>
    <style:style style:name="P21" style:family="paragraph" style:parent-style-name="Level_20_3">
      <style:text-properties fo:font-style="italic" style:text-underline-style="none" style:font-style-asian="italic" style:font-style-complex="italic"/>
    </style:style>
    <style:style style:name="P22" style:family="paragraph" style:parent-style-name="Level_20_3">
      <style:text-properties fo:font-style="normal" style:text-underline-style="none" style:font-style-asian="normal" style:font-style-complex="normal"/>
    </style:style>
    <style:style style:name="P23" style:family="paragraph" style:parent-style-name="Level_20_3">
      <style:text-properties fo:font-style="normal" style:font-style-asian="normal" style:font-style-complex="normal"/>
    </style:style>
    <style:style style:name="P24" style:family="paragraph" style:parent-style-name="Level_20_3">
      <style:text-properties fo:font-weight="bold" style:font-weight-asian="bold" style:font-weight-complex="bold"/>
    </style:style>
    <style:style style:name="P25" style:family="paragraph" style:parent-style-name="Level_20_3">
      <style:text-properties fo:font-weight="normal" style:font-weight-asian="normal" style:font-weight-complex="normal"/>
    </style:style>
    <style:style style:name="P26" style:family="paragraph" style:parent-style-name="Standard" style:list-style-name="L1"/>
    <style:style style:name="P27" style:family="paragraph" style:parent-style-name="Standard">
      <style:text-properties fo:font-style="italic" style:font-style-asian="italic" style:font-style-complex="italic"/>
    </style:style>
    <style:style style:name="P28" style:family="paragraph" style:parent-style-name="Standard" style:list-style-name="L36">
      <style:text-properties fo:font-style="italic" style:font-style-asian="italic" style:font-style-complex="italic"/>
    </style:style>
    <style:style style:name="P29" style:family="paragraph" style:parent-style-name="Standard" style:list-style-name="L37">
      <style:text-properties fo:font-style="italic" style:font-style-asian="italic" style:font-style-complex="italic"/>
    </style:style>
    <style:style style:name="P30" style:family="paragraph" style:parent-style-name="Standard" style:list-style-name="L38">
      <style:text-properties fo:font-style="italic" style:font-style-asian="italic" style:font-style-complex="italic"/>
    </style:style>
    <style:style style:name="P31" style:family="paragraph" style:parent-style-name="Standard" style:list-style-name="L39">
      <style:text-properties fo:font-style="italic" style:font-style-asian="italic" style:font-style-complex="italic"/>
    </style:style>
    <style:style style:name="P32" style:family="paragraph" style:parent-style-name="Standard" style:list-style-name="L49">
      <style:text-properties fo:font-style="italic" style:font-style-asian="italic" style:font-style-complex="italic"/>
    </style:style>
    <style:style style:name="P33" style:family="paragraph" style:parent-style-name="Standard" style:list-style-name="L82">
      <style:text-properties fo:font-style="italic"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Text_20_body" style:list-style-name="L2"/>
    <style:style style:name="P36" style:family="paragraph" style:parent-style-name="Text_20_body">
      <style:text-properties fo:font-style="italic" style:font-style-asian="italic" style:font-style-complex="italic"/>
    </style:style>
    <style:style style:name="P37" style:family="paragraph" style:parent-style-name="Text_20_body" style:list-style-name="L3">
      <style:text-properties fo:font-style="italic" style:font-style-asian="italic" style:font-style-complex="italic"/>
    </style:style>
    <style:style style:name="P38" style:family="paragraph" style:parent-style-name="Text_20_body" style:list-style-name="L4">
      <style:text-properties fo:font-style="italic" style:font-style-asian="italic" style:font-style-complex="italic"/>
    </style:style>
    <style:style style:name="P39" style:family="paragraph" style:parent-style-name="Text_20_body" style:list-style-name="L5">
      <style:text-properties fo:font-style="italic" style:font-style-asian="italic" style:font-style-complex="italic"/>
    </style:style>
    <style:style style:name="P40" style:family="paragraph" style:parent-style-name="Text_20_body" style:list-style-name="L6">
      <style:text-properties fo:font-style="italic" style:font-style-asian="italic" style:font-style-complex="italic"/>
    </style:style>
    <style:style style:name="P41" style:family="paragraph" style:parent-style-name="Text_20_body" style:list-style-name="L7">
      <style:text-properties fo:font-style="italic" style:font-style-asian="italic" style:font-style-complex="italic"/>
    </style:style>
    <style:style style:name="P42" style:family="paragraph" style:parent-style-name="Text_20_body" style:list-style-name="L8">
      <style:text-properties fo:font-style="italic" style:font-style-asian="italic" style:font-style-complex="italic"/>
    </style:style>
    <style:style style:name="P43" style:family="paragraph" style:parent-style-name="Text_20_body" style:list-style-name="L9">
      <style:text-properties fo:font-style="italic" style:font-style-asian="italic" style:font-style-complex="italic"/>
    </style:style>
    <style:style style:name="P44" style:family="paragraph" style:parent-style-name="Text_20_body" style:list-style-name="L10">
      <style:text-properties fo:font-style="italic" style:font-style-asian="italic" style:font-style-complex="italic"/>
    </style:style>
    <style:style style:name="P45" style:family="paragraph" style:parent-style-name="Text_20_body" style:list-style-name="L11">
      <style:text-properties fo:font-style="italic" style:font-style-asian="italic" style:font-style-complex="italic"/>
    </style:style>
    <style:style style:name="P46" style:family="paragraph" style:parent-style-name="Text_20_body" style:list-style-name="L12">
      <style:text-properties fo:font-style="italic" style:font-style-asian="italic" style:font-style-complex="italic"/>
    </style:style>
    <style:style style:name="P47" style:family="paragraph" style:parent-style-name="Text_20_body" style:list-style-name="L13">
      <style:text-properties fo:font-style="italic" style:font-style-asian="italic" style:font-style-complex="italic"/>
    </style:style>
    <style:style style:name="P48" style:family="paragraph" style:parent-style-name="Text_20_body" style:list-style-name="L14">
      <style:text-properties fo:font-style="italic" style:font-style-asian="italic" style:font-style-complex="italic"/>
    </style:style>
    <style:style style:name="P49" style:family="paragraph" style:parent-style-name="Text_20_body" style:list-style-name="L16">
      <style:text-properties fo:font-style="italic" style:font-style-asian="italic" style:font-style-complex="italic"/>
    </style:style>
    <style:style style:name="P50" style:family="paragraph" style:parent-style-name="Text_20_body" style:list-style-name="L18">
      <style:text-properties fo:font-style="italic" style:font-style-asian="italic" style:font-style-complex="italic"/>
    </style:style>
    <style:style style:name="P51" style:family="paragraph" style:parent-style-name="Text_20_body" style:list-style-name="L19">
      <style:text-properties fo:font-style="italic" style:font-style-asian="italic" style:font-style-complex="italic"/>
    </style:style>
    <style:style style:name="P52" style:family="paragraph" style:parent-style-name="Text_20_body" style:list-style-name="L21">
      <style:text-properties fo:font-style="italic" style:font-style-asian="italic" style:font-style-complex="italic"/>
    </style:style>
    <style:style style:name="P53" style:family="paragraph" style:parent-style-name="Text_20_body" style:list-style-name="L22">
      <style:text-properties fo:font-style="italic" style:font-style-asian="italic" style:font-style-complex="italic"/>
    </style:style>
    <style:style style:name="P54" style:family="paragraph" style:parent-style-name="Text_20_body" style:list-style-name="L23">
      <style:text-properties fo:font-style="italic" style:font-style-asian="italic" style:font-style-complex="italic"/>
    </style:style>
    <style:style style:name="P55" style:family="paragraph" style:parent-style-name="Text_20_body" style:list-style-name="L24">
      <style:text-properties fo:font-style="italic" style:font-style-asian="italic" style:font-style-complex="italic"/>
    </style:style>
    <style:style style:name="P56" style:family="paragraph" style:parent-style-name="Text_20_body" style:list-style-name="L25">
      <style:text-properties fo:font-style="italic" style:font-style-asian="italic" style:font-style-complex="italic"/>
    </style:style>
    <style:style style:name="P57" style:family="paragraph" style:parent-style-name="Text_20_body" style:list-style-name="L26">
      <style:text-properties fo:font-style="italic" style:font-style-asian="italic" style:font-style-complex="italic"/>
    </style:style>
    <style:style style:name="P58" style:family="paragraph" style:parent-style-name="Text_20_body" style:list-style-name="L29">
      <style:text-properties fo:font-style="italic" style:font-style-asian="italic" style:font-style-complex="italic"/>
    </style:style>
    <style:style style:name="P59" style:family="paragraph" style:parent-style-name="Text_20_body" style:list-style-name="L30">
      <style:text-properties fo:font-style="italic" style:font-style-asian="italic" style:font-style-complex="italic"/>
    </style:style>
    <style:style style:name="P60" style:family="paragraph" style:parent-style-name="Text_20_body" style:list-style-name="L31">
      <style:text-properties fo:font-style="italic" style:font-style-asian="italic" style:font-style-complex="italic"/>
    </style:style>
    <style:style style:name="P61" style:family="paragraph" style:parent-style-name="Text_20_body" style:list-style-name="L32">
      <style:text-properties fo:font-style="italic" style:font-style-asian="italic" style:font-style-complex="italic"/>
    </style:style>
    <style:style style:name="P62" style:family="paragraph" style:parent-style-name="Text_20_body" style:list-style-name="L33">
      <style:text-properties fo:font-style="italic" style:font-style-asian="italic" style:font-style-complex="italic"/>
    </style:style>
    <style:style style:name="P63" style:family="paragraph" style:parent-style-name="Text_20_body" style:list-style-name="L34">
      <style:text-properties fo:font-style="italic" style:font-style-asian="italic" style:font-style-complex="italic"/>
    </style:style>
    <style:style style:name="P64" style:family="paragraph" style:parent-style-name="Text_20_body" style:list-style-name="L35">
      <style:text-properties fo:font-style="italic" style:font-style-asian="italic" style:font-style-complex="italic"/>
    </style:style>
    <style:style style:name="P65" style:family="paragraph" style:parent-style-name="Text_20_body" style:list-style-name="L40">
      <style:text-properties fo:font-style="italic" style:font-style-asian="italic" style:font-style-complex="italic"/>
    </style:style>
    <style:style style:name="P66" style:family="paragraph" style:parent-style-name="Text_20_body" style:list-style-name="L41">
      <style:text-properties fo:font-style="italic" style:font-style-asian="italic" style:font-style-complex="italic"/>
    </style:style>
    <style:style style:name="P67" style:family="paragraph" style:parent-style-name="Text_20_body" style:list-style-name="L43">
      <style:text-properties fo:font-style="italic" style:font-style-asian="italic" style:font-style-complex="italic"/>
    </style:style>
    <style:style style:name="P68" style:family="paragraph" style:parent-style-name="Text_20_body" style:list-style-name="L44">
      <style:text-properties fo:font-style="italic" style:font-style-asian="italic" style:font-style-complex="italic"/>
    </style:style>
    <style:style style:name="P69" style:family="paragraph" style:parent-style-name="Text_20_body" style:list-style-name="L45">
      <style:text-properties fo:font-style="italic" style:font-style-asian="italic" style:font-style-complex="italic"/>
    </style:style>
    <style:style style:name="P70" style:family="paragraph" style:parent-style-name="Text_20_body" style:list-style-name="L46">
      <style:text-properties fo:font-style="italic" style:font-style-asian="italic" style:font-style-complex="italic"/>
    </style:style>
    <style:style style:name="P71" style:family="paragraph" style:parent-style-name="Text_20_body" style:list-style-name="L47">
      <style:text-properties fo:font-style="italic" style:font-style-asian="italic" style:font-style-complex="italic"/>
    </style:style>
    <style:style style:name="P72" style:family="paragraph" style:parent-style-name="Text_20_body" style:list-style-name="L48">
      <style:text-properties fo:font-style="italic" style:font-style-asian="italic" style:font-style-complex="italic"/>
    </style:style>
    <style:style style:name="P73" style:family="paragraph" style:parent-style-name="Text_20_body" style:list-style-name="L52">
      <style:text-properties fo:font-style="italic" style:font-style-asian="italic" style:font-style-complex="italic"/>
    </style:style>
    <style:style style:name="P74" style:family="paragraph" style:parent-style-name="Text_20_body" style:list-style-name="L60">
      <style:text-properties fo:font-style="italic" style:font-style-asian="italic" style:font-style-complex="italic"/>
    </style:style>
    <style:style style:name="P75" style:family="paragraph" style:parent-style-name="Text_20_body" style:list-style-name="L61">
      <style:text-properties fo:font-style="italic" style:font-style-asian="italic" style:font-style-complex="italic"/>
    </style:style>
    <style:style style:name="P76" style:family="paragraph" style:parent-style-name="Text_20_body" style:list-style-name="L62">
      <style:text-properties fo:font-style="italic" style:font-style-asian="italic" style:font-style-complex="italic"/>
    </style:style>
    <style:style style:name="P77" style:family="paragraph" style:parent-style-name="Text_20_body" style:list-style-name="L63">
      <style:text-properties fo:font-style="italic" style:font-style-asian="italic" style:font-style-complex="italic"/>
    </style:style>
    <style:style style:name="P78" style:family="paragraph" style:parent-style-name="Text_20_body" style:list-style-name="L64">
      <style:text-properties fo:font-style="italic" style:font-style-asian="italic" style:font-style-complex="italic"/>
    </style:style>
    <style:style style:name="P79" style:family="paragraph" style:parent-style-name="Text_20_body" style:list-style-name="L65">
      <style:text-properties fo:font-style="italic" style:font-style-asian="italic" style:font-style-complex="italic"/>
    </style:style>
    <style:style style:name="P80" style:family="paragraph" style:parent-style-name="Text_20_body" style:list-style-name="L66">
      <style:text-properties fo:font-style="italic" style:font-style-asian="italic" style:font-style-complex="italic"/>
    </style:style>
    <style:style style:name="P81" style:family="paragraph" style:parent-style-name="Text_20_body" style:list-style-name="L67">
      <style:text-properties fo:font-style="italic" style:font-style-asian="italic" style:font-style-complex="italic"/>
    </style:style>
    <style:style style:name="P82" style:family="paragraph" style:parent-style-name="Text_20_body" style:list-style-name="L68">
      <style:text-properties fo:font-style="italic" style:font-style-asian="italic" style:font-style-complex="italic"/>
    </style:style>
    <style:style style:name="P83" style:family="paragraph" style:parent-style-name="Text_20_body" style:list-style-name="L69">
      <style:text-properties fo:font-style="italic" style:font-style-asian="italic" style:font-style-complex="italic"/>
    </style:style>
    <style:style style:name="P84" style:family="paragraph" style:parent-style-name="Text_20_body" style:list-style-name="L70">
      <style:text-properties fo:font-style="italic" style:font-style-asian="italic" style:font-style-complex="italic"/>
    </style:style>
    <style:style style:name="P85" style:family="paragraph" style:parent-style-name="Text_20_body" style:list-style-name="L71">
      <style:text-properties fo:font-style="italic" style:font-style-asian="italic" style:font-style-complex="italic"/>
    </style:style>
    <style:style style:name="P86" style:family="paragraph" style:parent-style-name="Text_20_body" style:list-style-name="L72">
      <style:text-properties fo:font-style="italic" style:font-style-asian="italic" style:font-style-complex="italic"/>
    </style:style>
    <style:style style:name="P87" style:family="paragraph" style:parent-style-name="Text_20_body" style:list-style-name="L73">
      <style:text-properties fo:font-style="italic" style:font-style-asian="italic" style:font-style-complex="italic"/>
    </style:style>
    <style:style style:name="P88" style:family="paragraph" style:parent-style-name="Text_20_body" style:list-style-name="L74">
      <style:text-properties fo:font-style="italic" style:font-style-asian="italic" style:font-style-complex="italic"/>
    </style:style>
    <style:style style:name="P89" style:family="paragraph" style:parent-style-name="Text_20_body" style:list-style-name="L75">
      <style:text-properties fo:font-style="italic" style:font-style-asian="italic" style:font-style-complex="italic"/>
    </style:style>
    <style:style style:name="P90" style:family="paragraph" style:parent-style-name="Text_20_body" style:list-style-name="L76">
      <style:text-properties fo:font-style="italic" style:font-style-asian="italic" style:font-style-complex="italic"/>
    </style:style>
    <style:style style:name="P91" style:family="paragraph" style:parent-style-name="Text_20_body" style:list-style-name="L77">
      <style:text-properties fo:font-style="italic" style:font-style-asian="italic" style:font-style-complex="italic"/>
    </style:style>
    <style:style style:name="P92" style:family="paragraph" style:parent-style-name="Text_20_body" style:list-style-name="L78">
      <style:text-properties fo:font-style="italic" style:font-style-asian="italic" style:font-style-complex="italic"/>
    </style:style>
    <style:style style:name="P93" style:family="paragraph" style:parent-style-name="Text_20_body" style:list-style-name="L79">
      <style:text-properties fo:font-style="italic" style:font-style-asian="italic" style:font-style-complex="italic"/>
    </style:style>
    <style:style style:name="P94" style:family="paragraph" style:parent-style-name="Text_20_body" style:list-style-name="L81">
      <style:text-properties fo:font-style="italic" style:font-style-asian="italic" style:font-style-complex="italic"/>
    </style:style>
    <style:style style:name="P95" style:family="paragraph" style:parent-style-name="Text_20_body" style:list-style-name="L16">
      <style:text-properties fo:font-style="italic" fo:font-weight="normal" style:font-style-asian="italic" style:font-weight-asian="normal" style:font-style-complex="italic" style:font-weight-complex="normal"/>
    </style:style>
    <style:style style:name="P96" style:family="paragraph" style:parent-style-name="Text_20_body" style:list-style-name="L16">
      <style:text-properties fo:font-style="italic" fo:font-weight="bold" style:font-style-asian="italic" style:font-weight-asian="bold" style:font-style-complex="italic" style:font-weight-complex="bold"/>
    </style:style>
    <style:style style:name="P97" style:family="paragraph" style:parent-style-name="Text_20_body" style:list-style-name="L50">
      <style:text-properties fo:font-style="italic" fo:font-weight="bold" style:font-style-asian="italic" style:font-weight-asian="bold" style:font-style-complex="italic" style:font-weight-complex="bold"/>
    </style:style>
    <style:style style:name="P98" style:family="paragraph" style:parent-style-name="Text_20_body" style:list-style-name="L51">
      <style:text-properties fo:font-style="italic" fo:font-weight="bold" style:font-style-asian="italic" style:font-weight-asian="bold" style:font-style-complex="italic" style:font-weight-complex="bold"/>
    </style:style>
    <style:style style:name="P99" style:family="paragraph" style:parent-style-name="Text_20_body">
      <style:text-properties fo:font-style="italic" style:text-underline-style="solid" style:text-underline-width="auto" style:text-underline-color="font-color" style:font-style-asian="italic" style:font-style-complex="italic"/>
    </style:style>
    <style:style style:name="P100" style:family="paragraph" style:parent-style-name="Text_20_body" style:list-style-name="L65">
      <style:text-properties fo:font-style="italic" style:text-underline-style="solid" style:text-underline-width="auto" style:text-underline-color="font-color" style:font-style-asian="italic" style:font-style-complex="italic"/>
    </style:style>
    <style:style style:name="P101" style:family="paragraph" style:parent-style-name="Text_20_body" style:list-style-name="L66">
      <style:text-properties fo:font-style="italic" style:text-underline-style="solid" style:text-underline-width="auto" style:text-underline-color="font-color" style:font-style-asian="italic" style:font-style-complex="italic"/>
    </style:style>
    <style:style style:name="P102" style:family="paragraph" style:parent-style-name="Text_20_body" style:list-style-name="L67">
      <style:text-properties fo:font-style="italic" style:text-underline-style="solid" style:text-underline-width="auto" style:text-underline-color="font-color" style:font-style-asian="italic" style:font-style-complex="italic"/>
    </style:style>
    <style:style style:name="P103" style:family="paragraph" style:parent-style-name="Text_20_body" style:list-style-name="L69">
      <style:text-properties fo:font-style="italic" style:text-underline-style="solid" style:text-underline-width="auto" style:text-underline-color="font-color" style:font-style-asian="italic" style:font-style-complex="italic"/>
    </style:style>
    <style:style style:name="P104" style:family="paragraph" style:parent-style-name="Text_20_body">
      <style:text-properties fo:font-style="italic" style:text-underline-style="none" style:font-style-asian="italic" style:font-style-complex="italic"/>
    </style:style>
    <style:style style:name="P105" style:family="paragraph" style:parent-style-name="Text_20_body" style:list-style-name="L67">
      <style:text-properties fo:font-style="italic" style:text-underline-style="none" style:font-style-asian="italic" style:font-style-complex="italic"/>
    </style:style>
    <style:style style:name="P106" style:family="paragraph" style:parent-style-name="Text_20_body" style:list-style-name="L80">
      <style:text-properties fo:font-style="italic" style:text-underline-style="none" style:font-style-asian="italic" style:font-style-complex="italic"/>
    </style:style>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0">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20">
      <style:text-properties fo:font-style="normal" style:font-style-asian="normal" style:font-style-complex="normal"/>
    </style:style>
    <style:style style:name="P111" style:family="paragraph" style:parent-style-name="Text_20_body" style:list-style-name="L79">
      <style:text-properties fo:font-style="normal" style:font-style-asian="normal" style:font-style-complex="normal"/>
    </style:style>
    <style:style style:name="P112" style:family="paragraph" style:parent-style-name="Text_20_body" style:list-style-name="L83">
      <style:text-properties fo:font-style="normal" style:font-style-asian="normal" style:font-style-complex="normal"/>
    </style:style>
    <style:style style:name="P113" style:family="paragraph" style:parent-style-name="Text_20_body">
      <style:text-properties fo:font-style="normal" style:text-underline-style="solid" style:text-underline-width="auto" style:text-underline-color="font-color" style:font-style-asian="normal" style:font-style-complex="normal"/>
    </style:style>
    <style:style style:name="P114" style:family="paragraph" style:parent-style-name="Text_20_body" style:list-style-name="L15"/>
    <style:style style:name="P115" style:family="paragraph" style:parent-style-name="Text_20_body" style:list-style-name="L18"/>
    <style:style style:name="P116" style:family="paragraph" style:parent-style-name="Text_20_body" style:list-style-name="L35"/>
    <style:style style:name="P117" style:family="paragraph" style:parent-style-name="Text_20_body" style:list-style-name="L53"/>
    <style:style style:name="P118" style:family="paragraph" style:parent-style-name="Text_20_body" style:list-style-name="L53">
      <style:text-properties fo:font-weight="normal" style:font-weight-asian="normal" style:font-weight-complex="normal"/>
    </style:style>
    <style:style style:name="P119" style:family="paragraph" style:parent-style-name="Text_20_body" style:list-style-name="L58">
      <style:text-properties fo:font-weight="normal" style:font-weight-asian="normal" style:font-weight-complex="normal"/>
    </style:style>
    <style:style style:name="P120" style:family="paragraph" style:parent-style-name="Text_20_body" style:list-style-name="L54"/>
    <style:style style:name="P121" style:family="paragraph" style:parent-style-name="Text_20_body" style:list-style-name="L55"/>
    <style:style style:name="P122" style:family="paragraph" style:parent-style-name="Text_20_body" style:list-style-name="L56"/>
    <style:style style:name="P123" style:family="paragraph" style:parent-style-name="Text_20_body" style:list-style-name="L57"/>
    <style:style style:name="P124" style:family="paragraph" style:parent-style-name="Text_20_body" style:list-style-name="L58"/>
    <style:style style:name="P125" style:family="paragraph" style:parent-style-name="Text_20_body" style:list-style-name="L59"/>
    <style:style style:name="P126" style:family="paragraph" style:parent-style-name="Text_20_body">
      <style:text-properties fo:font-weight="bold" style:font-weight-asian="bold" style:font-weight-complex="bold"/>
    </style:style>
    <style:style style:name="P127" style:family="paragraph" style:parent-style-name="Text_20_body">
      <style:text-properties style:text-underline-style="solid" style:text-underline-width="auto" style:text-underline-color="font-color"/>
    </style:style>
    <style:style style:name="P128" style:family="paragraph" style:parent-style-name="Text_20_body" style:list-style-name="L80">
      <style:text-properties style:text-underline-style="none"/>
    </style:style>
    <style:style style:name="P129" style:family="paragraph" style:parent-style-name="Level_20_4">
      <style:text-properties fo:font-style="italic" style:font-style-asian="italic" style:font-style-complex="italic"/>
    </style:style>
    <style:style style:name="P130" style:family="paragraph" style:parent-style-name="Level_20_4" style:list-style-name="L29">
      <style:text-properties fo:font-style="italic" style:font-style-asian="italic" style:font-style-complex="italic"/>
    </style:style>
    <style:style style:name="P131" style:family="paragraph" style:parent-style-name="Level_20_3" style:list-style-name="L42"/>
    <style:style style:name="P132" style:family="paragraph" style:parent-style-name="Level_20_3" style:list-style-name="L4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es" fo:country="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Буквы</text:p>
      <text:p text:style-name="Standard"/>
      <text:list xml:id="list1856837126" text:style-name="L1">
        <text:list-item>
          <text:p text:style-name="P26">c</text:p>
          <text:list>
            <text:list-item>
              <text:p text:style-name="P26">'k' перед a, o, u (carta, color, cuaderno)</text:p>
            </text:list-item>
            <text:list-item>
              <text:p text:style-name="P26">'th' (ce) перед e и i (cenicero, cielo=</text:p>
            </text:list-item>
          </text:list>
        </text:list-item>
        <text:list-item>
          <text:p text:style-name="P26">r</text:p>
          <text:list>
            <text:list-item>
              <text:p text:style-name="P26">[R] — в начале слова, после l и n, когда двойная (Ramón, alrededor, Enrique, perro)</text:p>
            </text:list-item>
            <text:list-item>
              <text:p text:style-name="P26">[r] — в остальных случаях (caro)</text:p>
            </text:list-item>
          </text:list>
          <text:p text:style-name="P26"/>
        </text:list-item>
      </text:list>
      <text:p text:style-name="Level_20_2">Ударение</text:p>
      <text:p text:style-name="Text_20_body"/>
      <text:list xml:id="list427543201" text:style-name="L2">
        <text:list-item>
          <text:p text:style-name="P35">оканчивающеся на гласный и согласные n, s - на предпоследнем слове </text:p>
        </text:list-item>
        <text:list-item>
          <text:p text:style-name="P35">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24"/>
      <text:p text:style-name="P25">Существительное</text:p>
      <text:p text:style-name="Level_20_4">Род и число</text:p>
      <text:p text:style-name="Text_20_body"/>
      <text:p text:style-name="Text_20_body"><text:soft-page-break/>-o — муж</text:p>
      <text:p text:style-name="Text_20_body">-а — жен</text:p>
      <text:p text:style-name="Text_20_body">-е <text:s/>— ???</text:p>
      <text:p text:style-name="Text_20_body"/>
      <text:p text:style-name="Level_20_3">Местоимения</text:p>
      <text:p text:style-name="Level_20_4">Личные местоимения</text:p>
      <text:p text:style-name="Text_20_body"/>
      <text:p text:style-name="P2">yo - я</text:p>
      <text:p text:style-name="P2">tú - ты</text:p>
      <text:p text:style-name="P2">él - он</text:p>
      <text:p text:style-name="P2">ella - она</text:p>
      <text:p text:style-name="P2">usted - вы</text:p>
      <text:p text:style-name="P2"/>
      <text:p text:style-name="P2">nostros, nostras - мы</text:p>
      <text:p text:style-name="P2">vostros, vostras - вы</text:p>
      <text:p text:style-name="P2">ellos — они (муж)</text:p>
      <text:p text:style-name="P2">ellas — они (жен)</text:p>
      <text:p text:style-name="P2">ustedes - вы</text:p>
      <text:p text:style-name="Text_20_body"/>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
      <text:p text:style-name="Text_20_body"/>
      <text:p text:style-name="P1">Женский род</text:p>
      <text:p text:style-name="Text_20_body"/>
      <text:p text:style-name="P2">эта - esta</text:p>
      <text:p text:style-name="P2">та - esa</text:p>
      <text:p text:style-name="P2">та, который там - aquella</text:p>
      <text:p text:style-name="P2"><text:soft-page-break/>эти - estas</text:p>
      <text:p text:style-name="P2">те - esas</text:p>
      <text:p text:style-name="P2">те, которые там - aquellas</text:p>
      <text:p text:style-name="Text_20_body"/>
      <text:p text:style-name="Level_20_4">Вопросительные местоимения</text:p>
      <text:p text:style-name="Text_20_body"/>
      <text:p text:style-name="P2">¿Qué? - что (какие) ?</text:p>
      <text:p text:style-name="P2">¿Quién? ¿Quiénes? - кто? кого?</text:p>
      <text:p text:style-name="P2">¿De Quién? - чей? чья?</text:p>
      <text:p text:style-name="P2">¿Cuál? ¿Cuáles? - который? какой?</text:p>
      <text:p text:style-name="P2"/>
      <text:list xml:id="list468928058" text:style-name="L3">
        <text:list-item>
          <text:p text:style-name="P37">¿Qué come Ud.? <text:s/>(что вы едите)</text:p>
        </text:list-item>
        <text:list-item>
          <text:p text:style-name="P37">¿Quién es Ud.? (кто вы)</text:p>
        </text:list-item>
        <text:list-item>
          <text:p text:style-name="P37">¿De quién es esta pluma? (чья эта ручка)</text:p>
        </text:list-item>
        <text:list-item>
          <text:p text:style-name="P37">¿Cuál de estos trenes va a Valencia? (какой из этих поездов идет до валенсии)</text:p>
        </text:list-item>
      </text:list>
      <text:p text:style-name="P2"/>
      <text:p text:style-name="P13">Относительные местоимения</text:p>
      <text:p text:style-name="Text_20_body"/>
      <text:p text:style-name="P2">que = который, кто, тот</text:p>
      <text:list xml:id="list1627664791" text:style-name="L4">
        <text:list-item>
          <text:p text:style-name="P38">Es la chica que cuida a los niños. (Эта девочка, которая присматривает за детьми)</text:p>
        </text:list-item>
        <text:list-item>
          <text:p text:style-name="P38">Es el coche que le conduce (Эта машина, которую он ведет)</text:p>
        </text:list-item>
      </text:list>
      <text:p text:style-name="P2"/>
      <text:p text:style-name="P2">quien, quienes = который (с предлогом)</text:p>
      <text:list xml:id="list1953826338" text:style-name="L5">
        <text:list-item>
          <text:p text:style-name="P39">Es el cicho con quien salgo. (Парень, с которым я встречаюсь)</text:p>
        </text:list-item>
        <text:list-item>
          <text:p text:style-name="P39">Es el hombre para quien trabajamos. (Этот человек, на которого мы работаем).</text:p>
        </text:list-item>
      </text:list>
      <text:p text:style-name="P2"/>
      <text:p text:style-name="P2">El qeu, la que, los que, las que, el cual, la qual, los cuales, las cuales = кем, которым</text:p>
      <text:list xml:id="list1520211869" text:style-name="L6">
        <text:list-item>
          <text:p text:style-name="P40">La mujer con la que ésta hablando. (Женщина, с которой он говорит)</text:p>
        </text:list-item>
        <text:list-item>
          <text:p text:style-name="P40">Los amigos a los cuales escríbo. (Друзья, которым я пишу).</text:p>
        </text:list-item>
      </text:list>
      <text:p text:style-name="P2"/>
      <text:p text:style-name="P2">Ser + (местоим или сущ) + (quien, quienes) = выделение голосом</text:p>
      <text:list xml:id="list1096860922" text:style-name="L7">
        <text:list-item>
          <text:p text:style-name="P41">Es él quien tiene la culpa. (Это <text:span text:style-name="T4">он</text:span> синоват)</text:p>
        </text:list-item>
      </text:list>
      <text:p text:style-name="P2"/>
      <text:p text:style-name="P2"><text:soft-page-break/>Cuyo (-a, os, -as) = чей, чья, который</text:p>
      <text:list xml:id="list1545895043" text:style-name="L8">
        <text:list-item>
          <text:p text:style-name="P42">El hombre cuya hija es actriz. (Мужчина, чья дочь — актриса)</text:p>
        </text:list-item>
      </text:list>
      <text:p text:style-name="P2"/>
      <text:p text:style-name="P2">Lo que = что; то, что</text:p>
      <text:list xml:id="list179645075" text:style-name="L9">
        <text:list-item>
          <text:p text:style-name="P43">No comprendo lo que está diciendo. (Не понимаю того, что он говорит)</text:p>
          <text:p text:style-name="P43"/>
        </text:list-item>
      </text:list>
      <text:p text:style-name="P7">Относительное местоимение не может быть пропущено.</text:p>
      <text:list xml:id="list113746932" text:style-name="L10">
        <text:list-item>
          <text:p text:style-name="P44">El libro que lee. <text:s/>(Книга, которую он читает).</text:p>
          <text:p text:style-name="P108"/>
        </text:list-item>
      </text:list>
      <text:p text:style-name="P13">Притяжательные местоимения</text:p>
      <text:p text:style-name="Text_20_body"/>
      <text:p text:style-name="P1">Единственное число</text:p>
      <text:p text:style-name="Text_20_body"/>
      <text:p text:style-name="P2">el mío, la mía - мой</text:p>
      <text:p text:style-name="P2">el tuyo, la tuya - твой</text:p>
      <text:p text:style-name="P2">el suyo, la suya — ее, его, Ваш</text:p>
      <text:p text:style-name="P2">el nuestro, la nuestra - наш</text:p>
      <text:p text:style-name="P2">el vuestro, la vuestra — ваш (друж)</text:p>
      <text:p text:style-name="P2">el suyo, la suya — их, Ваш (вежл)</text:p>
      <text:p text:style-name="Text_20_body"/>
      <text:p text:style-name="P1">Множественное число</text:p>
      <text:p text:style-name="P2"/>
      <text:p text:style-name="P2">los míos, las mías - мой</text:p>
      <text:p text:style-name="P2">los tuyos, las tuyas - твой</text:p>
      <text:p text:style-name="P2">los suyos, las suyas — ее, его, Ваш</text:p>
      <text:p text:style-name="P2">los nuestros, las nuestras - наш</text:p>
      <text:p text:style-name="P2">los vuestros, las vuestras — ваш (друж)</text:p>
      <text:p text:style-name="P2">los suyos, las suyas — их, Ваш (вежл)</text:p>
      <text:p text:style-name="Text_20_body"/>
      <text:p text:style-name="Text_20_body">Обязательно используется определенный артикль, если только не идет глагол <text:span text:style-name="T6">ser.</text:span></text:p>
      <text:p text:style-name="P2"/>
      <text:list xml:id="list355093568" text:style-name="L11">
        <text:list-item>
          <text:p text:style-name="P45">Mi casa y la tuya. <text:s text:c="3"/>(Мой дом и твой)</text:p>
        </text:list-item>
        <text:list-item>
          <text:p text:style-name="P45">Estas cartas son nuestras. <text:s text:c="3"/>(Эти письма — наши)</text:p>
        </text:list-item>
      </text:list>
      <text:p text:style-name="P2"/>
      <text:p text:style-name="P7">Используются также в роли прилагаельных, после сущ-х и без артикля:</text:p>
      <text:p text:style-name="P7"><text:soft-page-break/></text:p>
      <text:list xml:id="list167471975" text:style-name="L12">
        <text:list-item>
          <text:p text:style-name="P46">Un amigo mío. <text:s/>(Мой друг)</text:p>
        </text:list-item>
        <text:list-item>
          <text:p text:style-name="P46">Una idea suya. <text:s/>(Его идея).</text:p>
        </text:list-item>
      </text:list>
      <text:p text:style-name="Text_20_body"/>
      <text:p text:style-name="Text_20_body"><text:bookmark-ref text:reference-format="page" text:ref-name="p15">31</text:bookmark-ref></text:p>
      <text:p text:style-name="P13">Личные местоимения в роли прямого и косвенного дополнения (объектные)</text:p>
      <text:p text:style-name="Text_20_body"/>
      <text:p text:style-name="Text_20_body">Прямые — родительные пажеж — кого?</text:p>
      <text:p text:style-name="Text_20_body"/>
      <text:p text:style-name="P2">me - меня</text:p>
      <text:p text:style-name="P2">te - тебя</text:p>
      <text:p text:style-name="P2">le — его, Вас (м)</text:p>
      <text:p text:style-name="P2">la — ее, Вас(ж)</text:p>
      <text:p text:style-name="P2">lo, la — его, ее <text:s/>(неодуш)</text:p>
      <text:p text:style-name="P2">nos - нас</text:p>
      <text:p text:style-name="P2">os — вас (друж)</text:p>
      <text:p text:style-name="P2">les — их, вас (вежл м)</text:p>
      <text:p text:style-name="P2">las — их, вас (вежл ж)</text:p>
      <text:p text:style-name="P2">los, las — их (неодуш м,ж)</text:p>
      <text:p text:style-name="P2"/>
      <text:p text:style-name="P7">Косвенные — дательный падеж — кому?</text:p>
      <text:p text:style-name="P7"/>
      <text:p text:style-name="P2">me - мне</text:p>
      <text:p text:style-name="P2">te - тебе</text:p>
      <text:p text:style-name="P2">le — ему</text:p>
      <text:p text:style-name="P2">nos - нам</text:p>
      <text:p text:style-name="P2">os — вам</text:p>
      <text:p text:style-name="P2">les — им, вам (вежл)</text:p>
      <text:p text:style-name="P7">Перед глаголом:</text:p>
      <text:p text:style-name="P7"/>
      <text:list xml:id="list918552258" text:style-name="L13">
        <text:list-item>
          <text:p text:style-name="P47">Nos ayuda con el trabajo. (он помогает нам по работе)</text:p>
        </text:list-item>
        <text:list-item>
          <text:p text:style-name="P47">Le he escrito una carta. (я написал ему книгу)</text:p>
        </text:list-item>
      </text:list>
      <text:p text:style-name="P2"/>
      <text:p text:style-name="P7">Объектное местоимение добавляется к окончанию инфинитивной формы глагола:</text:p>
      <text:p text:style-name="P7"><text:soft-page-break/></text:p>
      <text:list xml:id="list1176652702" text:style-name="L14">
        <text:list-item>
          <text:p text:style-name="P48">Tengo que comparlo. (Мне надо купить это)</text:p>
        </text:list-item>
        <text:list-item>
          <text:p text:style-name="P48">Está esparándome. <text:s text:c="2"/>(Он ждет меня)</text:p>
        </text:list-item>
        <text:list-item>
          <text:p text:style-name="P48">Bébelo. <text:s/>(Выпей это)</text:p>
        </text:list-item>
      </text:list>
      <text:p text:style-name="P2"/>
      <text:p text:style-name="Level_20_3">Прилагательные</text:p>
      <text:p text:style-name="Standard"/>
      <text:list xml:id="list1675593728" text:style-name="L15">
        <text:list-item>
          <text:p text:style-name="P114">Следуют за существительным</text:p>
        </text:list-item>
        <text:list-item>
          <text:p text:style-name="P114">Согласованы с существительным в роде и числе:</text:p>
          <text:list>
            <text:list-item>
              <text:p text:style-name="P114">Прилагательное мужского рода (-о) → (-a) в женском роде</text:p>
            </text:list-item>
            <text:list-item>
              <text:p text:style-name="P114">+ s во множественном числе</text:p>
            </text:list-item>
          </text:list>
        </text:list-item>
      </text:list>
      <text:p text:style-name="P2"/>
      <text:list xml:id="list130906050" text:style-name="L16">
        <text:list-item>
          <text:p text:style-name="P49">una novela cubana / unas novelas cubanas</text:p>
        </text:list-item>
        <text:list-item>
          <text:p text:style-name="P49">un libro cubano <text:s text:c="2"/>/ <text:s/>unos libros cubanos </text:p>
        </text:list-item>
        <text:list-item>
          <text:p text:style-name="P49">el coche blanc<text:span text:style-name="T2">o</text:span> / la casa blanc<text:span text:style-name="T2">a</text:span></text:p>
        </text:list-item>
        <text:list-item>
          <text:p text:style-name="P95">los coches blanc<text:span text:style-name="T2">os</text:span> / las casas blanc<text:span text:style-name="T2">as</text:span></text:p>
          <text:p text:style-name="P96"/>
        </text:list-item>
      </text:list>
      <text:list xml:id="list1138609210" text:continue-list="list1675593728" text:style-name="L15">
        <text:list-item>
          <text:list>
            <text:list-item>
              <text:p text:style-name="P114">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1529578443" text:continue-list="list130906050" text:style-name="L16">
        <text:list-item>
          <text:p text:style-name="P95">el lapiz verd<text:span text:style-name="T2">e</text:span> / la pared verd<text:span text:style-name="T2">e</text:span></text:p>
        </text:list-item>
        <text:list-item>
          <text:p text:style-name="P95">los lapices verd<text:span text:style-name="T2">es</text:span> / las paredes verd<text:span text:style-name="T2">es</text:span></text:p>
        </text:list-item>
      </text:list>
      <text:list xml:id="list1482075628" text:continue-list="list1138609210" text:style-name="L15">
        <text:list-item>
          <text:list>
            <text:list-item>
              <text:p text:style-name="P114">Прилагательное, оканчивающиеся на (-n) или (-or) иногда являются исключениями:</text:p>
            </text:list-item>
          </text:list>
        </text:list-item>
      </text:list>
      <text:p text:style-name="P5"/>
      <text:list xml:id="list472049444" text:continue-list="list1529578443" text:style-name="L16">
        <text:list-item>
          <text:p text:style-name="P95">trabajad<text:span text:style-name="T2">or</text:span> / trabajad<text:span text:style-name="T2">ora</text:span></text:p>
        </text:list-item>
      </text:list>
      <text:p text:style-name="P5"/>
      <text:p text:style-name="P1">Прилагательные grande, mucho </text:p>
      <text:p text:style-name="Text_20_body"/>
      <text:p text:style-name="Text_20_body">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text:soft-page-break/></text:p>
      <text:p text:style-name="Text_20_body">С mucho артикль не нужен.</text:p>
      <text:p text:style-name="Standard"/>
      <text:p text:style-name="P13">Притяжательные прилагательные</text:p>
      <text:p text:style-name="Text_20_body"/>
      <text:p text:style-name="P1">Единственное число</text:p>
      <text:p text:style-name="Text_20_body"/>
      <text:p text:style-name="P2">mi - мой</text:p>
      <text:p text:style-name="P2">tu - твой</text:p>
      <text:p text:style-name="P2">su — ее, его, Ваш</text:p>
      <text:p text:style-name="P2">nuestro(-a) - наш</text:p>
      <text:p text:style-name="P2">vuestro(-a) — ваш (друж)</text:p>
      <text:p text:style-name="P2">su — их, Ваш (вежл)</text:p>
      <text:p text:style-name="Text_20_body"/>
      <text:p text:style-name="P1">Множественное число</text:p>
      <text:p text:style-name="P2"/>
      <text:p text:style-name="P2">mis - мой</text:p>
      <text:p text:style-name="P2">tus - твой</text:p>
      <text:p text:style-name="P2">sus — ее, его, Ваш</text:p>
      <text:p text:style-name="P2">nuestros(-as) - наш</text:p>
      <text:p text:style-name="P2">vuestros(-as) — ваш (друж)</text:p>
      <text:p text:style-name="P2">sus — их, Ваш (вежл)</text:p>
      <text:p text:style-name="Text_20_body"/>
      <text:p text:style-name="Text_20_body"><text:bookmark-ref text:reference-format="page" text:ref-name="p14">30</text:bookmark-ref></text:p>
      <text:p text:style-name="Standard"/>
      <text:p text:style-name="Level_20_3">Глагол</text:p>
      <text:p text:style-name="Level_20_4"><text:bookmark-start text:name="ser and estar"/>Глаголы 'ser' и 'estar'<text:bookmark-end text:name="ser and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text:soft-page-break/>el est<text:span text:style-name="T2">a </text:span></text:p>
      <text:p text:style-name="P2">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Используется для неотъемных характеристик или постоянных состояний:</text:p>
      <text:p text:style-name="P7"/>
      <text:list xml:id="list1884439114" text:style-name="L17">
        <text:list-item>
          <text:p text:style-name="P109">личности</text:p>
        </text:list-item>
      </text:list>
      <text:p text:style-name="P2">- Soy Carmen (Я Кармен)</text:p>
      <text:list xml:id="list763285043" text:continue-numbering="true" text:style-name="L17">
        <text:list-item>
          <text:p text:style-name="P109">принадлежности</text:p>
        </text:list-item>
      </text:list>
      <text:p text:style-name="P2">Es el perro de Juan (Это собака Жуана)</text:p>
      <text:list xml:id="list352484810" text:continue-numbering="true" text:style-name="L17">
        <text:list-item>
          <text:p text:style-name="P109">происхождения</text:p>
        </text:list-item>
      </text:list>
      <text:p text:style-name="P2">Mis amigos son de Madrid (Мои друзья из Мадрида)</text:p>
      <text:list xml:id="list216605023" text:continue-numbering="true" text:style-name="L17">
        <text:list-item>
          <text:p text:style-name="P109">национальности</text:p>
        </text:list-item>
      </text:list>
      <text:p text:style-name="P2">Somos ingleses (Мы англичане)</text:p>
      <text:list xml:id="list878162258" text:continue-numbering="true" text:style-name="L17">
        <text:list-item>
          <text:p text:style-name="P109">рода занятий</text:p>
        </text:list-item>
      </text:list>
      <text:p text:style-name="P2">El padre de María es arquitecto (Отец Марии архитектор)</text:p>
      <text:list xml:id="list1790725794" text:continue-numbering="true" text:style-name="L17">
        <text:list-item>
          <text:p text:style-name="P109">материала</text:p>
        </text:list-item>
      </text:list>
      <text:p text:style-name="P2">El reloj es de oro (Эти часы из золота)</text:p>
      <text:list xml:id="list333562007" text:continue-numbering="true" text:style-name="L17">
        <text:list-item>
          <text:p text:style-name="P109">характеристик</text:p>
        </text:list-item>
      </text:list>
      <text:p text:style-name="P2">Carlos es muy alto (Карлос очень высокий)</text:p>
      <text:list xml:id="list1998560506" text:continue-numbering="true" text:style-name="L17">
        <text:list-item>
          <text:p text:style-name="P109">выражения времени</text:p>
        </text:list-item>
      </text:list>
      <text:p text:style-name="P2">Son las cinco (Сейчас пять часов)</text:p>
      <text:p text:style-name="P2">Hoy es lines (Сегодня понедельник)</text:p>
      <text:list xml:id="list208840955" text:continue-numbering="true" text:style-name="L17">
        <text:list-item>
          <text:p text:style-name="P109">безличных состояний</text:p>
        </text:list-item>
      </text:list>
      <text:p text:style-name="P2">Es mejor esperar (Лучше подождать)</text:p>
      <text:p text:style-name="P7"/>
      <text:p text:style-name="P12">Использование глагола 'estar'</text:p>
      <text:p text:style-name="Text_20_body"/>
      <text:list xml:id="list922386501" text:continue-numbering="true" text:style-name="L17">
        <text:list-item>
          <text:p text:style-name="P109">временных состояний или условий</text:p>
        </text:list-item>
      </text:list>
      <text:p text:style-name="P2">- Pedro está enfermo (Педро болен)</text:p>
      <text:list xml:id="list2138001565" text:continue-numbering="true" text:style-name="L17">
        <text:list-item>
          <text:p text:style-name="P109">местоположения (временного или постоянного)</text:p>
        </text:list-item>
      </text:list>
      <text:p text:style-name="P2">- Carmen está en el salón (Кармен находится в гостинной)</text:p>
      <text:list xml:id="list1402248148" text:continue-numbering="true" text:style-name="L17">
        <text:list-item>
          <text:p text:style-name="P109"><text:soft-page-break/>с герундием при описании продолжительных действий, происходящих в данный момент</text:p>
        </text:list-item>
      </text:list>
      <text:p text:style-name="P2">- Los niños están jugando en el jardín (Дети играют в саду)</text:p>
      <text:list xml:id="list1493225032" text:continue-numbering="true" text:style-name="L17">
        <text:list-item>
          <text:p text:style-name="P109">с причасиями прош времени для пассивных конструкций</text:p>
        </text:list-item>
      </text:list>
      <text:list xml:id="list1133362002" text:style-name="L18">
        <text:list-item>
          <text:p text:style-name="P50">El ladrón está detenido por la policía (Вор схвачен полицией)</text:p>
          <text:p text:style-name="P115"/>
        </text:list-item>
      </text:list>
      <text:p text:style-name="Text_20_body">&lt;estar + para&gt; - быть готовым что-то сделать:</text:p>
      <text:list xml:id="list731389073" text:style-name="L19">
        <text:list-item>
          <text:p text:style-name="P51">el tren está para llegar — поезд вот-вот прибудет</text:p>
        </text:list-item>
      </text:list>
      <text:p text:style-name="P2"/>
      <text:p text:style-name="Text_20_body">См упражнения <text:a xlink:type="simple" xlink:href="#pereiro 7">p7</text:a>.</text:p>
      <text:p text:style-name="Text_20_body"/>
      <text:p text:style-name="Level_20_4">Правильные глаголы</text:p>
      <text:p text:style-name="Text_20_body"/>
      <text:p text:style-name="Level_20_5"><text:span text:style-name="T1">Типы спряжений</text:span> </text:p>
      <text:p text:style-name="Text_20_body"/>
      <text:p text:style-name="P2">I <text:s text:c="2"/>- -ar </text:p>
      <text:p text:style-name="P2">II <text:s/>- -er </text:p>
      <text:p text:style-name="P2">III - -ir </text:p>
      <text:p text:style-name="P2"/>
      <text:p text:style-name="Level_20_5">Presente de indicative </text:p>
      <text:p text:style-name="Level_20_6">Спряжение I</text:p>
      <text:p text:style-name="Text_20_body"/>
      <text:p text:style-name="P2">habl<text:span text:style-name="T2">ar</text:span></text:p>
      <text:p text:style-name="P2"/>
      <text:p text:style-name="P2">yo <text:s text:c="8"/><text:tab/>habl<text:span text:style-name="T2">o</text:span></text:p>
      <text:p text:style-name="P2">tu <text:s text:c="8"/><text:tab/>habl<text:span text:style-name="T2">as</text:span></text:p>
      <text:p text:style-name="P2">el <text:s text:c="8"/><text:tab/>habl<text:span text:style-name="T2">a </text:span></text:p>
      <text:p text:style-name="P2">nostros<text:tab/>habl<text:span text:style-name="T2">amos</text:span></text:p>
      <text:p text:style-name="P2">vostros <text:s text:c="3"/><text:tab/>habl<text:span text:style-name="T2">ais</text:span></text:p>
      <text:p text:style-name="P2">ellos <text:s text:c="5"/><text:tab/>habl<text:span text:style-name="T2">an</text:span></text:p>
      <text:p text:style-name="P2"/>
      <text:p text:style-name="Level_20_6">Спряжение II</text:p>
      <text:p text:style-name="Standard"/>
      <text:p text:style-name="P2">com<text:span text:style-name="T2">er</text:span></text:p>
      <text:p text:style-name="P2"/>
      <text:p text:style-name="P2">yo <text:s text:c="8"/><text:tab/>com<text:span text:style-name="T2">o</text:span></text:p>
      <text:p text:style-name="P2"><text:soft-page-break/>tu <text:s text:c="8"/><text:tab/>com<text:span text:style-name="T2">es</text:span></text:p>
      <text:p text:style-name="P2">el <text:s text:c="8"/><text:tab/>com<text:span text:style-name="T2">e</text:span></text:p>
      <text:p text:style-name="P2">nostros<text:tab/>com<text:span text:style-name="T2">emos</text:span></text:p>
      <text:p text:style-name="P2">vostros <text:s text:c="3"/><text:tab/>com<text:span text:style-name="T2">eis</text:span></text:p>
      <text:p text:style-name="P2">ellos <text:s text:c="5"/><text:tab/>com<text:span text:style-name="T2">en</text:span></text:p>
      <text:p text:style-name="P2"/>
      <text:p text:style-name="Level_20_6">Спряжение III</text:p>
      <text:p text:style-name="Text_20_body"/>
      <text:p text:style-name="P2">escrib<text:span text:style-name="T2">ir </text:span></text:p>
      <text:p text:style-name="P2"/>
      <text:p text:style-name="P2">yo <text:s text:c="8"/><text:tab/>escrib<text:span text:style-name="T2">o</text:span> </text:p>
      <text:p text:style-name="P2">tu <text:s text:c="8"/><text:tab/>escrib<text:span text:style-name="T2">es </text:span></text:p>
      <text:p text:style-name="P2">el <text:s text:c="8"/><text:tab/>escrib<text:span text:style-name="T2">e </text:span></text:p>
      <text:p text:style-name="P2">nostros<text:tab/>escrib<text:span text:style-name="T2">imos </text:span></text:p>
      <text:p text:style-name="P2">vostros <text:s text:c="3"/><text:tab/>escrib<text:span text:style-name="T2">is </text:span></text:p>
      <text:p text:style-name="P2">ellos <text:s text:c="5"/><text:tab/>escrib<text:span text:style-name="T2">en </text:span></text:p>
      <text:p text:style-name="P8">См. упражнение <text:a xlink:type="simple" xlink:href="#pereiro 11">#pereiro 11</text:a>.</text:p>
      <text:p text:style-name="Text_20_body"/>
      <text:p text:style-name="Level_20_4">Неправильные глаголы</text:p>
      <text:p text:style-name="Level_20_5">ir (идти) </text:p>
      <text:p text:style-name="Text_20_body"/>
      <text:list xml:id="list1967878746" text:style-name="L20">
        <text:list-item>
          <text:p text:style-name="P110">ходить, идти</text:p>
        </text:list-item>
        <text:list-item>
          <text:p text:style-name="P110">собираться что-либо сделать (ir a + инфинитив = буд время)</text:p>
        </text:list-item>
        <text:list-item>
          <text:p text:style-name="P110">vomos - давайте</text:p>
        </text:list-item>
      </text:list>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list xml:id="list1492293454" text:style-name="L21">
        <text:list-item>
          <text:p text:style-name="P52">Van a la iglesia. <text:s/>(Они ходят в церковь)</text:p>
        </text:list-item>
        <text:list-item>
          <text:p text:style-name="P52">Voy a comprar un periódico. <text:s text:c="2"/>(Я собираюсь купить газету)</text:p>
        </text:list-item>
        <text:list-item>
          <text:p text:style-name="P52">Vomos a comprar los billetes. <text:s text:c="2"/>(Давайте купим билеты / Мы купим билеты)</text:p>
        </text:list-item>
      </text:list>
      <text:p text:style-name="P2"><text:soft-page-break/></text:p>
      <text:p text:style-name="P2"><text:bookmark-ref text:reference-format="page" text:ref-name="p19">32</text:bookmark-ref></text:p>
      <text:p text:style-name="Level_20_5">venir (приходить) </text:p>
      <text:p text:style-name="Text_20_body"/>
      <text:p text:style-name="P2">yo vengo </text:p>
      <text:p text:style-name="P2">tu vienes </text:p>
      <text:p text:style-name="P2">el viene </text:p>
      <text:p text:style-name="P2">nostros venimos </text:p>
      <text:p text:style-name="P2">vostros venis </text:p>
      <text:p text:style-name="P2">ellos vienen </text:p>
      <text:p text:style-name="P2"/>
      <text:p text:style-name="Level_20_5">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5">poder (мочь) </text:p>
      <text:p text:style-name="Text_20_body"/>
      <text:p text:style-name="P2">yo puedo </text:p>
      <text:p text:style-name="P2">tu puedes</text:p>
      <text:p text:style-name="P2">el puede</text:p>
      <text:p text:style-name="P2">nostros podemos</text:p>
      <text:p text:style-name="P2">vostros podeis</text:p>
      <text:p text:style-name="P2">ellos pueden</text:p>
      <text:p text:style-name="Text_20_body"/>
      <text:p text:style-name="Level_20_5">decir (говорить) </text:p>
      <text:p text:style-name="Text_20_body"/>
      <text:p text:style-name="P2">yo digo</text:p>
      <text:p text:style-name="P2">tu dices</text:p>
      <text:p text:style-name="P2">el dice</text:p>
      <text:p text:style-name="P2">nostros decimos</text:p>
      <text:p text:style-name="P2">vostros decís</text:p>
      <text:p text:style-name="P2"><text:soft-page-break/>ellos decin</text:p>
      <text:p text:style-name="P2"/>
      <text:p text:style-name="Level_20_5">hacer (делать) </text:p>
      <text:p text:style-name="Text_20_body"/>
      <text:p text:style-name="P2">yo hago</text:p>
      <text:p text:style-name="P2">tu haces</text:p>
      <text:p text:style-name="P2">el hace</text:p>
      <text:p text:style-name="P2">nostros hacemos</text:p>
      <text:p text:style-name="P2">vostros hacís</text:p>
      <text:p text:style-name="P2">ellos hacin</text:p>
      <text:p text:style-name="P2"/>
      <text:p text:style-name="Level_20_5">ver (видеть) </text:p>
      <text:p text:style-name="Text_20_body"/>
      <text:p text:style-name="P2">yo veo</text:p>
      <text:p text:style-name="P2">tu ves</text:p>
      <text:p text:style-name="P2">el ve</text:p>
      <text:p text:style-name="P2">nostros vemos</text:p>
      <text:p text:style-name="P2">vostros veis</text:p>
      <text:p text:style-name="P2">ellos ven</text:p>
      <text:p text:style-name="P2"/>
      <text:p text:style-name="Level_20_5">dar (давать) </text:p>
      <text:p text:style-name="Text_20_body"/>
      <text:p text:style-name="P2">yo doy</text:p>
      <text:p text:style-name="P2">tu das</text:p>
      <text:p text:style-name="P2">el da</text:p>
      <text:p text:style-name="P2">nostros damos</text:p>
      <text:p text:style-name="P2">vostros dais</text:p>
      <text:p text:style-name="P2">ellos dan</text:p>
      <text:p text:style-name="P2"/>
      <text:p text:style-name="Level_20_5">saber (знать) </text:p>
      <text:p text:style-name="Text_20_body"/>
      <text:p text:style-name="P2">yo sé</text:p>
      <text:p text:style-name="P2">tu sabes</text:p>
      <text:p text:style-name="P2">el sabe</text:p>
      <text:p text:style-name="P2">nostros sabemos</text:p>
      <text:p text:style-name="P2">vostros sabéis</text:p>
      <text:p text:style-name="P2"><text:soft-page-break/>ellos saben</text:p>
      <text:p text:style-name="P2"/>
      <text:p text:style-name="Level_20_5">oír (слышать) </text:p>
      <text:p text:style-name="Text_20_body"/>
      <text:p text:style-name="P2">yo oigo</text:p>
      <text:p text:style-name="P2">tu oyes</text:p>
      <text:p text:style-name="P2">el oye</text:p>
      <text:p text:style-name="P2">nostros oímos</text:p>
      <text:p text:style-name="P2">vostros oís</text:p>
      <text:p text:style-name="P2">ellos oyen</text:p>
      <text:p text:style-name="P2"/>
      <text:p text:style-name="P2"/>
      <text:p text:style-name="Level_20_4">Герундий</text:p>
      <text:p text:style-name="Text_20_body"/>
      <text:p text:style-name="P2">-ar → -ando</text:p>
      <text:p text:style-name="P2">-er -ir → iendo</text:p>
      <text:p text:style-name="P2"/>
      <text:list xml:id="list959809698" text:style-name="L22">
        <text:list-item>
          <text:p text:style-name="P53">hablar → hablando (говоря)</text:p>
        </text:list-item>
        <text:list-item>
          <text:p text:style-name="P53">comer → comiendo (кушая)</text:p>
        </text:list-item>
        <text:list-item>
          <text:p text:style-name="P53">vivir → viviendo (живя)</text:p>
        </text:list-item>
      </text:list>
      <text:p text:style-name="Text_20_body"/>
      <text:p text:style-name="Text_20_body"><text:span text:style-name="T2">Estar + герундий</text:span> для выражения продолжительного времени в настоящий момент (спряжение estar смотри <text:bookmark-ref text:reference-format="page" text:ref-name="ser and estar">8</text:bookmark-ref><text:bookmark-ref text:reference-format="page" text:ref-name="ser and estar">8</text:bookmark-ref>).</text:p>
      <text:list xml:id="list819587464" text:style-name="L23">
        <text:list-item>
          <text:p text:style-name="P54">Ramón está bebiendo vino. (Рамон пьет вино)</text:p>
        </text:list-item>
        <text:list-item>
          <text:p text:style-name="P54">Estoy aprenderiendo franc'és. (Я учу французский)</text:p>
        </text:list-item>
      </text:list>
      <text:p text:style-name="Text_20_body"/>
      <text:p text:style-name="Level_20_4">Причастия прошедшего времени</text:p>
      <text:p text:style-name="Text_20_body"/>
      <text:p text:style-name="Text_20_body">-ar → -ado</text:p>
      <text:p text:style-name="Text_20_body">-er, -ir → -ido</text:p>
      <text:p text:style-name="Text_20_body"/>
      <text:list xml:id="list2010047721" text:style-name="L24">
        <text:list-item>
          <text:p text:style-name="P55">hablar → hablado</text:p>
        </text:list-item>
        <text:list-item>
          <text:p text:style-name="P55">comer → comido </text:p>
        </text:list-item>
        <text:list-item>
          <text:p text:style-name="P55">vivir → vivido</text:p>
        </text:list-item>
      </text:list>
      <text:p text:style-name="P7"/>
      <text:p text:style-name="P7">Неправильные:</text:p>
      <text:p text:style-name="P7"><text:soft-page-break/></text:p>
      <text:list xml:id="list1145518790" text:style-name="L25">
        <text:list-item>
          <text:p text:style-name="P56">escribir → escrito</text:p>
        </text:list-item>
        <text:list-item>
          <text:p text:style-name="P56">ver → visto</text:p>
        </text:list-item>
        <text:list-item>
          <text:p text:style-name="P56">hacer → hecho</text:p>
        </text:list-item>
        <text:list-item>
          <text:p text:style-name="P56">decir → dicho</text:p>
        </text:list-item>
      </text:list>
      <text:p text:style-name="Text_20_body"/>
      <text:p text:style-name="Level_20_4">Pretérito Perfecto simple de Indicativo</text:p>
      <text:p text:style-name="Text_20_body"/>
      <text:p text:style-name="P127">Употребляется:<text:span text:style-name="T10"> <text:s/>законченное действие в прошлом</text:span></text:p>
      <text:p text:style-name="P127"/>
      <text:list xml:id="list1895912546" text:style-name="L80">
        <text:list-item>
          <text:p text:style-name="P128">для выражения действия, совершившегося в уже закончившейся отрезок времени:</text:p>
          <text:list>
            <text:list-item>
              <text:p text:style-name="P106">Hoy<text:span text:style-name="T2"> he llegado</text:span> a las nueve a la officina. / <text:span text:style-name="T2">Ayer llegué</text:span> a las nueve a la officina.</text:p>
            </text:list-item>
          </text:list>
        </text:list-item>
        <text:list-item>
          <text:p text:style-name="P128">Действия, совершившегося в прошлом и ограниченном отрезком кремени:</text:p>
          <text:list>
            <text:list-item>
              <text:p text:style-name="P106">Mi padre tomó parte en la Gran Guerra Partia. (Мой отец принял/принимал участие в ВОВ)</text:p>
            </text:list-item>
          </text:list>
        </text:list-item>
      </text:list>
      <text:p text:style-name="Text_20_body"/>
      <text:p text:style-name="P127">Первое спряжение:</text:p>
      <text:p text:style-name="Text_20_body"/>
      <text:p text:style-name="P2">trabaj-é</text:p>
      <text:p text:style-name="P2">trabaj-aste</text:p>
      <text:p text:style-name="P2">trabaj-ó</text:p>
      <text:p text:style-name="P2">trabaj-amos</text:p>
      <text:p text:style-name="P2">trabaj-asteis</text:p>
      <text:p text:style-name="P2">trabaj-aron</text:p>
      <text:p text:style-name="P2"/>
      <text:p text:style-name="P99">Второе спряжение:</text:p>
      <text:p text:style-name="P99"/>
      <text:p text:style-name="P4">com-í</text:p>
      <text:p text:style-name="P4">com-iste</text:p>
      <text:p text:style-name="P4">com-ío</text:p>
      <text:p text:style-name="P4">com-imos</text:p>
      <text:p text:style-name="P4">com-isteis</text:p>
      <text:p text:style-name="P4">com-ieron</text:p>
      <text:p text:style-name="P99"/>
      <text:p text:style-name="P99"><text:soft-page-break/>Третье спряжение:</text:p>
      <text:p text:style-name="Text_20_body"/>
      <text:p text:style-name="P2">viv-í</text:p>
      <text:p text:style-name="P2">viv-iste</text:p>
      <text:p text:style-name="P2">viv-ío</text:p>
      <text:p text:style-name="P2">viv-imos</text:p>
      <text:p text:style-name="P2">viv-isteis</text:p>
      <text:p text:style-name="P2">viv-ieron</text:p>
      <text:p text:style-name="Text_20_body"/>
      <text:p text:style-name="Level_20_4">Pretérito Perfecto compuesto de Indicativo</text:p>
      <text:p text:style-name="Text_20_body"/>
      <text:p text:style-name="P1">haber + причастие прошедшего времени</text:p>
      <text:p text:style-name="Text_20_body"/>
      <text:list xml:id="list380996732" text:style-name="L26">
        <text:list-item>
          <text:p text:style-name="P57">he comprado</text:p>
        </text:list-item>
        <text:list-item>
          <text:p text:style-name="P57">has comprado</text:p>
        </text:list-item>
        <text:list-item>
          <text:p text:style-name="P57">ha comprado</text:p>
        </text:list-item>
        <text:list-item>
          <text:p text:style-name="P57">hemos comprado</text:p>
        </text:list-item>
        <text:list-item>
          <text:p text:style-name="P57">habéis comprado</text:p>
        </text:list-item>
        <text:list-item>
          <text:p text:style-name="P57">han comprado</text:p>
        </text:list-item>
      </text:list>
      <text:p text:style-name="P2"/>
      <text:p text:style-name="P7"><text:span text:style-name="T4">Исключения:</text:span> <text:span text:style-name="T6">abrir-abierto, decir-dicho,escribir-escrito, hacer-hecho, poner — puesto, ver — visto, volver — vuelto.</text:span></text:p>
      <text:p text:style-name="P7"/>
      <text:p text:style-name="P113">Используется:</text:p>
      <text:list xml:id="list1017003629" text:style-name="L79">
        <text:list-item>
          <text:p text:style-name="P111">совершившееся непосредственно перед моментом речи:</text:p>
          <text:list>
            <text:list-item>
              <text:p text:style-name="P93">¿Qué has preguantado? <text:s/>- Что ты спросил?</text:p>
            </text:list-item>
            <text:list-item>
              <text:p text:style-name="P93">He preguntado: «Qué hora es?» - <text:s/>Я спросил: «Который час»</text:p>
            </text:list-item>
          </text:list>
        </text:list-item>
        <text:list-item>
          <text:p text:style-name="P111">в незаконченный до момента времени отрезок времени:</text:p>
          <text:list>
            <text:list-item>
              <text:p text:style-name="P93">Hoy he comido en casa. - Сегодня обедал дома.</text:p>
            </text:list-item>
          </text:list>
        </text:list-item>
        <text:list-item>
          <text:p text:style-name="P111">Когда интересует на момент времени, а результат:</text:p>
          <text:list>
            <text:list-item>
              <text:p text:style-name="P93">¿Ha hablado usted con Andrés? - Вы говорили с Андерсом?</text:p>
              <text:p text:style-name="P93"/>
            </text:list-item>
          </text:list>
        </text:list-item>
      </text:list>
      <text:p text:style-name="P2"><text:bookmark-ref text:reference-format="page" text:ref-name="p20">32</text:bookmark-ref></text:p>
      <text:p text:style-name="P2"/>
      <text:p text:style-name="Level_20_4">Preterio imperfecto de Indicativo</text:p>
      <text:p text:style-name="P2"/>
      <text:p text:style-name="P7"><text:soft-page-break/>Прошедшее незаконченное время. Используется, когда мы говорим о привычных (повторяющихся) действиях в прошлом, не имеющих определенных временных границ.</text:p>
      <text:p text:style-name="P7"/>
      <text:p text:style-name="P2">hablar</text:p>
      <text:p text:style-name="P2">habl-aba</text:p>
      <text:p text:style-name="P2">habl-abas</text:p>
      <text:p text:style-name="P2">habl-ámos</text:p>
      <text:p text:style-name="P2">habl-abais</text:p>
      <text:p text:style-name="P2">habl-aban</text:p>
      <text:p text:style-name="P2"/>
      <text:p text:style-name="P2">comer</text:p>
      <text:p text:style-name="P2">com-ía</text:p>
      <text:p text:style-name="P2">com-ías</text:p>
      <text:p text:style-name="P2">com-ía</text:p>
      <text:p text:style-name="P2">com-íamos</text:p>
      <text:p text:style-name="P2">com-íais</text:p>
      <text:p text:style-name="P2">com-ían</text:p>
      <text:p text:style-name="P2"/>
      <text:p text:style-name="P2">vivir</text:p>
      <text:p text:style-name="P2">viv-ía</text:p>
      <text:p text:style-name="P2">viv-ías</text:p>
      <text:p text:style-name="P2">viv-ía</text:p>
      <text:p text:style-name="P2">viv-íamos</text:p>
      <text:p text:style-name="P2">viv-íais</text:p>
      <text:p text:style-name="P2">viv-ían</text:p>
      <text:p text:style-name="P2"/>
      <text:p text:style-name="P7"><text:span text:style-name="T4">Примеры:</text:span></text:p>
      <text:p text:style-name="P7"><text:span text:style-name="T8"/></text:p>
      <text:list xml:id="list1911579410" text:style-name="L83">
        <text:list-item>
          <text:p text:style-name="P112"><text:span text:style-name="T6">Carlos compabla el periódico todos los días. <text:s/>(Карлос обычно покупал газеты каждый день)</text:span></text:p>
        </text:list-item>
      </text:list>
      <text:p text:style-name="P7"/>
      <text:p text:style-name="P7">Только три глагола изменяются не по общим правилам: <text:s/><text:span text:style-name="T2">ser,ir, ver</text:span>.</text:p>
      <text:p text:style-name="P7"/>
      <text:p text:style-name="P2">Ser</text:p>
      <text:p text:style-name="P2">era</text:p>
      <text:p text:style-name="P2">eras</text:p>
      <text:p text:style-name="P2"><text:soft-page-break/>era</text:p>
      <text:p text:style-name="P2">éramos</text:p>
      <text:p text:style-name="P2">erais</text:p>
      <text:p text:style-name="P2">eran</text:p>
      <text:p text:style-name="P2"/>
      <text:p text:style-name="P2"/>
      <text:p text:style-name="P2">Ir</text:p>
      <text:p text:style-name="P2">iba</text:p>
      <text:p text:style-name="P2">ibas</text:p>
      <text:p text:style-name="P2">iba</text:p>
      <text:p text:style-name="P2">ibamos</text:p>
      <text:p text:style-name="P2">ibais</text:p>
      <text:p text:style-name="P2">iban</text:p>
      <text:p text:style-name="P2"/>
      <text:p text:style-name="P2">Ver</text:p>
      <text:p text:style-name="P2">veía</text:p>
      <text:p text:style-name="P2">veías</text:p>
      <text:p text:style-name="P2">veía</text:p>
      <text:p text:style-name="P2">veíamos</text:p>
      <text:p text:style-name="P2">veíais</text:p>
      <text:p text:style-name="P2">veían</text:p>
      <text:p text:style-name="P2"/>
      <text:p text:style-name="P7">Пример:</text:p>
      <text:p text:style-name="P2"/>
      <text:list xml:id="list853345952" text:style-name="L81">
        <text:list-item>
          <text:p text:style-name="P94">Ibamos a España una vaz al año. <text:s/>(Мы привыкли ездить в Испанию раз в год)</text:p>
          <text:p text:style-name="P94"/>
        </text:list-item>
      </text:list>
      <text:p text:style-name="P13">acabar de + infinitivo</text:p>
      <text:p text:style-name="P14"/>
      <text:p text:style-name="P17">Только что закончившееся время:</text:p>
      <text:p text:style-name="P14"/>
      <text:list xml:id="list1503889875" text:style-name="L82">
        <text:list-item>
          <text:p text:style-name="P33">Acabo de llegar. <text:s/>Я <text:span text:style-name="T2">только что</text:span> приехал.</text:p>
        </text:list-item>
      </text:list>
      <text:p text:style-name="P14"/>
      <text:p text:style-name="P2"/>
      <text:p text:style-name="Level_20_4">ir a + infinitivo</text:p>
      <text:p text:style-name="Standard"/>
      <text:p text:style-name="Text_20_body">Действие, которое должно совршиться в ближайшем времени — futuro próximo.</text:p>
      <text:p text:style-name="Text_20_body"><text:soft-page-break/></text:p>
      <text:list xml:id="list296986775" text:style-name="L29">
        <text:list-item>
          <text:p text:style-name="P58"><text:span text:style-name="T2">voy a ver</text:span> la presenta</text:p>
        </text:list-item>
        <text:list-item>
          <text:p text:style-name="P58"><text:span text:style-name="T2">vamos a trabajar</text:span> todo el día.</text:p>
        </text:list-item>
      </text:list>
      <text:p text:style-name="P2"/>
      <text:list xml:id="list2070389963" text:continue-numbering="true" text:style-name="L29">
        <text:list-header>
          <text:p text:style-name="P130">Futuro de indicative</text:p>
        </text:list-header>
      </text:list>
      <text:p text:style-name="P14"/>
      <text:p text:style-name="Text_20_body">Действие в будущем. <text:s/>Образуется независимо от спряжения по следующему закону:</text:p>
      <text:p text:style-name="Text_20_body"/>
      <text:p text:style-name="P127"><text:span text:style-name="T7">trabajar — é</text:span></text:p>
      <text:p text:style-name="P127"><text:span text:style-name="T7">trabajar — ás</text:span></text:p>
      <text:p text:style-name="P127"><text:span text:style-name="T7">trabajar — á</text:span></text:p>
      <text:p text:style-name="P127"><text:span text:style-name="T7">trabajar — emos</text:span></text:p>
      <text:p text:style-name="P127"><text:span text:style-name="T7">trabajar — éis</text:span></text:p>
      <text:p text:style-name="Text_20_body"><text:span text:style-name="T7">trabajar — án</text:span></text:p>
      <text:p text:style-name="Text_20_body"><text:span text:style-name="T7"/></text:p>
      <text:p text:style-name="Level_20_4">Вспомогательный глагол haber</text:p>
      <text:p text:style-name="Text_20_body"/>
      <text:p text:style-name="Text_20_body">Используется когда глагол опущен</text:p>
      <text:p text:style-name="Text_20_body"/>
      <text:list xml:id="list698735296" text:style-name="L30">
        <text:list-item>
          <text:p text:style-name="P59">En la playa hay una barca. <text:s text:c="2"/>(На берегу — лодка)</text:p>
        </text:list-item>
        <text:list-item>
          <text:p text:style-name="P59">En esta ciudad haymuchos turistas.</text:p>
        </text:list-item>
        <text:list-item>
          <text:p text:style-name="P59">¿Hay una barca en la playa?</text:p>
        </text:list-item>
        <text:list-item>
          <text:p text:style-name="P59">¿Qué hay en la playa?</text:p>
        </text:list-item>
        <text:list-item>
          <text:p text:style-name="P59">¿Hay muchos turistas en esta ciudad?</text:p>
        </text:list-item>
      </text:list>
      <text:p text:style-name="P2"/>
      <text:p text:style-name="P7">Hay que + инфинитив = необходимость действия:</text:p>
      <text:p text:style-name="P7"/>
      <text:list xml:id="list465870114" text:style-name="L31">
        <text:list-item>
          <text:p text:style-name="P60">Hay que var la catedral. <text:s/>(Надо посмотреть собор)</text:p>
        </text:list-item>
        <text:list-item>
          <text:p text:style-name="P60">No hay que llorar. <text:s/>(Не надо плакать)</text:p>
        </text:list-item>
      </text:list>
      <text:p text:style-name="Text_20_body"/>
      <text:p text:style-name="Level_20_4">Местоименные глаголы. <text:s/>Verbox pronominales.</text:p>
      <text:p text:style-name="Text_20_body"/>
      <text:p text:style-name="Text_20_body">Глагол + se</text:p>
      <text:p text:style-name="Text_20_body"/>
      <text:p text:style-name="Text_20_body"><text:soft-page-break/>От переходных глаголов:</text:p>
      <text:list xml:id="list2123529793" text:style-name="L32">
        <text:list-item>
          <text:p text:style-name="P61">preparar → prepararse (готовить - готовиться)</text:p>
        </text:list-item>
      </text:list>
      <text:p text:style-name="P2"/>
      <text:p text:style-name="P7">От непереходных глаголов:</text:p>
      <text:list xml:id="list1095984388" text:style-name="L33">
        <text:list-item>
          <text:p text:style-name="P62">ir → irse (идти - уходить)</text:p>
        </text:list-item>
      </text:list>
      <text:p text:style-name="Text_20_body"/>
      <text:p text:style-name="Text_20_body">При спряжении возвратное местоимение ставится перед глаголом:</text:p>
      <text:p text:style-name="Text_20_body"/>
      <text:list xml:id="list904504064" text:style-name="L34">
        <text:list-item>
          <text:p text:style-name="P63">me preparo</text:p>
        </text:list-item>
        <text:list-item>
          <text:p text:style-name="P63">te preparas</text:p>
        </text:list-item>
        <text:list-item>
          <text:p text:style-name="P63">se prepara</text:p>
        </text:list-item>
        <text:list-item>
          <text:p text:style-name="P63">nos preparamos</text:p>
        </text:list-item>
        <text:list-item>
          <text:p text:style-name="P63">os preparáis</text:p>
        </text:list-item>
        <text:list-item>
          <text:p text:style-name="P63">se preparan</text:p>
        </text:list-item>
      </text:list>
      <text:p text:style-name="Text_20_body"/>
      <text:p text:style-name="Level_20_3">Числительные</text:p>
      <text:p text:style-name="Level_20_4">Количественные числительные</text:p>
      <text:p text:style-name="Text_20_body"/>
      <text:p text:style-name="Text_20_body"/>
      <text:p text:style-name="Text_20_body">1-10: uno, dos , tress, cuatro, cinco, seis, siete, ocho, nueve, diez</text:p>
      <text:p text:style-name="Text_20_body">11-20: <text:s/>once, doce, trece, catorce, quince, <text:s/><text:span text:style-name="T2">dieci</text:span>séis, <text:span text:style-name="T2">dieci</text:span>siete, <text:span text:style-name="T2">dieci</text:span>ocho, <text:span text:style-name="T2">dieci</text:span>nueve, veinte</text:p>
      <text:p text:style-name="Text_20_body">20-30: <text:span text:style-name="T2">veinti</text:span>uno, <text:span text:style-name="T2">veinti</text:span>dós, <text:span text:style-name="T2">veinti</text:span>trés, <text:span text:style-name="T2">veinti</text:span>cuatro, <text:span text:style-name="T2">veinti</text:span>cinco, <text:span text:style-name="T2">veinti</text:span>séis … treinta</text:p>
      <text:p text:style-name="Text_20_body">30-40: treinta, <text:s/>treinta y uno uno, <text:s/><text:span text:style-name="T2">treinta y</text:span> dos … <text:s/>cuareta</text:p>
      <text:p text:style-name="Text_20_body">50: cincuenta</text:p>
      <text:p text:style-name="Text_20_body">60: sesenta</text:p>
      <text:p text:style-name="Text_20_body">70: setenta</text:p>
      <text:p text:style-name="Text_20_body">80: ochenta</text:p>
      <text:p text:style-name="Text_20_body">90: noventa</text:p>
      <text:p text:style-name="Text_20_body">100: ciento</text:p>
      <text:p text:style-name="Text_20_body">101: ciento dos …</text:p>
      <text:p text:style-name="Text_20_body">199: ciento noventa y nueve</text:p>
      <text:p text:style-name="Text_20_body">200: doscientos</text:p>
      <text:p text:style-name="Text_20_body">300: trescientos</text:p>
      <text:p text:style-name="Text_20_body">1000: mil</text:p>
      <text:p text:style-name="Text_20_body"><text:soft-page-break/>2000: <text:s/>dos mil</text:p>
      <text:p text:style-name="Text_20_body"/>
      <text:p text:style-name="Text_20_body"><text:bookmark-ref text:reference-format="page" text:ref-name="p16">31</text:bookmark-ref></text:p>
      <text:p text:style-name="Level_20_4">Порядковые числительные</text:p>
      <text:p text:style-name="Text_20_body"/>
      <text:p text:style-name="Text_20_body">1th - primero</text:p>
      <text:p text:style-name="Text_20_body">2th - segundo</text:p>
      <text:p text:style-name="Text_20_body">3th - tercero</text:p>
      <text:p text:style-name="Text_20_body">4<text:span text:style-name="T9">th</text:span> - cuarto</text:p>
      <text:p text:style-name="Text_20_body">5<text:span text:style-name="T9">th</text:span> - quinto</text:p>
      <text:p text:style-name="Text_20_body">6<text:span text:style-name="T9">th</text:span> - sexto</text:p>
      <text:p text:style-name="Text_20_body">7<text:span text:style-name="T9">th</text:span> - séptimo</text:p>
      <text:p text:style-name="Text_20_body">8<text:span text:style-name="T9">th</text:span> - octavo</text:p>
      <text:p text:style-name="Text_20_body">9<text:span text:style-name="T9">th</text:span> - noveno</text:p>
      <text:p text:style-name="Text_20_body">10<text:span text:style-name="T9">th</text:span> - décimo</text:p>
      <text:p text:style-name="Text_20_body"/>
      <text:p text:style-name="Text_20_body">Перед сущ муж рода и ед числа → primer, tercer:</text:p>
      <text:p text:style-name="Text_20_body"/>
      <text:list xml:id="list1573416827" text:style-name="L35">
        <text:list-item>
          <text:p text:style-name="P64">El primer hombre (Первый человек)</text:p>
          <text:p text:style-name="P116"/>
        </text:list-item>
      </text:list>
      <text:p text:style-name="Text_20_body"><text:bookmark-ref text:reference-format="page" text:ref-name="p17">31</text:bookmark-ref></text:p>
      <text:p text:style-name="Text_20_body"/>
      <text:p text:style-name="Level_20_3">Предлоги</text:p>
      <text:p text:style-name="Standard"/>
      <text:p text:style-name="Standard"><text:span text:style-name="T2">a</text:span> - направленное движение</text:p>
      <text:p text:style-name="Standard"/>
      <text:list xml:id="list872032969" text:style-name="L36">
        <text:list-item>
          <text:p text:style-name="P28">Victor va a la universidad.</text:p>
        </text:list-item>
      </text:list>
      <text:p text:style-name="P14"/>
      <text:p text:style-name="P17"><text:span text:style-name="T2">de</text:span> — принадлежность и исходный пункт движения</text:p>
      <text:p text:style-name="P14"/>
      <text:list xml:id="list246938176" text:style-name="L37">
        <text:list-item>
          <text:p text:style-name="P29">el libro de Víctor</text:p>
        </text:list-item>
        <text:list-item>
          <text:p text:style-name="P29">Andrés sale de la universidad.</text:p>
        </text:list-item>
      </text:list>
      <text:p text:style-name="P14"/>
      <text:p text:style-name="Standard"><text:span text:style-name="T2">сon</text:span> — с кем либо</text:p>
      <text:p text:style-name="Standard"/>
      <text:list xml:id="list1539825231" text:continue-numbering="true" text:style-name="L37">
        <text:list-item>
          <text:p text:style-name="P29">Alberto habla con su compañero.</text:p>
        </text:list-item>
      </text:list>
      <text:p text:style-name="P15"/>
      <text:p text:style-name="P19">por <text:span text:style-name="T1">- по</text:span></text:p>
      <text:p text:style-name="Standard"/>
      <text:list xml:id="list492499993" text:style-name="L38">
        <text:list-item>
          <text:p text:style-name="P30">Salvador pasea por la Avenida de Colón.</text:p>
        </text:list-item>
      </text:list>
      <text:p text:style-name="P14"/>
      <text:p text:style-name="P17"><text:soft-page-break/><text:span text:style-name="T2">sobre</text:span> — на (чем либо), о (чем-либо)</text:p>
      <text:p text:style-name="Standard"/>
      <text:list xml:id="list240150255" text:style-name="L39">
        <text:list-item>
          <text:p text:style-name="P31">El libro está sobre la mesa.</text:p>
        </text:list-item>
        <text:list-item>
          <text:p text:style-name="P31">Alberto lee un relato sobre Moscú.</text:p>
        </text:list-item>
      </text:list>
      <text:p text:style-name="Standard"/>
      <text:p text:style-name="Level_20_2">Построение приложений</text:p>
      <text:p text:style-name="Level_20_3">Принадлежность</text:p>
      <text:p text:style-name="Standard"/>
      <text:p text:style-name="Standard"/>
      <text:p text:style-name="Text_20_body">кого? чего? чей ? -&gt; de </text:p>
      <text:p text:style-name="Text_20_body"/>
      <text:list xml:id="list396289142" text:style-name="L40">
        <text:list-item>
          <text:p text:style-name="P65">El padre de Juan (отец хуана)</text:p>
        </text:list-item>
      </text:list>
      <text:list xml:id="list575952816" text:style-name="L41">
        <text:list-item>
          <text:p text:style-name="P66">El paraguas de la mujer (зонт женщины)</text:p>
        </text:list-item>
        <text:list-item>
          <text:p text:style-name="P66">La orilla del rio (берег реки)</text:p>
        </text:list-item>
      </text:list>
      <text:p text:style-name="P2"/>
      <text:list xml:id="list564949714" text:style-name="L42">
        <text:list-header>
          <text:p text:style-name="P132">Простое повествовательное предложение</text:p>
        </text:list-header>
      </text:list>
      <text:p text:style-name="Text_20_body"/>
      <text:p text:style-name="Text_20_body">Подл + сказ</text:p>
      <text:p text:style-name="P2"/>
      <text:list xml:id="list533467008" text:style-name="L43">
        <text:list-item>
          <text:p text:style-name="P67">Arturo lee.</text:p>
        </text:list-item>
      </text:list>
      <text:p text:style-name="P2"/>
      <text:list xml:id="list1286745872" text:continue-list="list564949714" text:style-name="L42">
        <text:list-header>
          <text:p text:style-name="P132">Вопросительные предожения без вопросительного слова</text:p>
        </text:list-header>
      </text:list>
      <text:p text:style-name="Text_20_body"/>
      <text:p text:style-name="Text_20_body">Сказ + подлежащее</text:p>
      <text:p text:style-name="Text_20_body"/>
      <text:list xml:id="list1464210966" text:style-name="L44">
        <text:list-item>
          <text:p text:style-name="P68">¿Escribe Alberto?</text:p>
        </text:list-item>
        <text:list-item>
          <text:p text:style-name="P68">Si, Alberto escribe.</text:p>
        </text:list-item>
      </text:list>
      <text:p text:style-name="Text_20_body"/>
      <text:p text:style-name="P23">Вопроc к определению</text:p>
      <text:p text:style-name="Text_20_body"/>
      <text:list xml:id="list1711308307" text:style-name="L45">
        <text:list-item>
          <text:p text:style-name="P69">¿Qué revista lee Fernardo?</text:p>
        </text:list-item>
        <text:list-item>
          <text:p text:style-name="P69">¿A qué universidad va Fernardo?</text:p>
        </text:list-item>
        <text:list-item>
          <text:p text:style-name="P69">¿De qué universidad sale?</text:p>
        </text:list-item>
        <text:list-item>
          <text:p text:style-name="P69">¿En qué teatro entra Fernando?</text:p>
        </text:list-item>
        <text:list-item>
          <text:p text:style-name="P69">¿Por qué avenida pasea Fernardo?</text:p>
        </text:list-item>
      </text:list>
      <text:p text:style-name="Text_20_body"/>
      <text:p text:style-name="P23"><text:soft-page-break/>Вопроc к обстоятельству места</text:p>
      <text:p text:style-name="Text_20_body"/>
      <text:list xml:id="list31282980" text:style-name="L46">
        <text:list-item>
          <text:p text:style-name="P70">¿Dónde vive Fernardo? <text:s/>(где)</text:p>
        </text:list-item>
        <text:list-item>
          <text:p text:style-name="P70">¿Adónde va Andréas? <text:s/>(куда)</text:p>
        </text:list-item>
        <text:list-item>
          <text:p text:style-name="P70">¿De dónde sale Alberto? (откуда)</text:p>
        </text:list-item>
        <text:list-item>
          <text:p text:style-name="P70">¿Por dónde pasea Pablo? (где)</text:p>
        </text:list-item>
      </text:list>
      <text:p text:style-name="Text_20_body"/>
      <text:p text:style-name="P23">Вопроc к главным членам предложения</text:p>
      <text:p text:style-name="Text_20_body"/>
      <text:p text:style-name="Text_20_body">К подлежащему — quién(es):</text:p>
      <text:p text:style-name="Text_20_body"/>
      <text:list xml:id="list1564822907" text:style-name="L47">
        <text:list-item>
          <text:p text:style-name="P71">¿Quién entra en la clase?</text:p>
        </text:list-item>
      </text:list>
      <text:p text:style-name="Text_20_body"/>
      <text:p text:style-name="Text_20_body">К сказуемому — qué hace(n):</text:p>
      <text:p text:style-name="Text_20_body"/>
      <text:list xml:id="list1417969665" text:style-name="L48">
        <text:list-item>
          <text:p text:style-name="P72">¿Qué hace Fernando? <text:s text:c="2"/>(Что делает …)</text:p>
        </text:list-item>
        <text:list-item>
          <text:p text:style-name="P72">Lee.</text:p>
        </text:list-item>
      </text:list>
      <text:p text:style-name="Text_20_body"/>
      <text:p text:style-name="P23">Вопроc к дополнению</text:p>
      <text:p text:style-name="P17"/>
      <text:list xml:id="list1134350873" text:style-name="L49">
        <text:list-item>
          <text:p text:style-name="P32">Saludo a Alberto. <text:s/>( я приветсвую альберто)</text:p>
        </text:list-item>
        <text:list-item>
          <text:p text:style-name="P32">¿A quién saluda Pedro? <text:s text:c="2"/>(кого приветсвует альберто)</text:p>
        </text:list-item>
        <text:list-item>
          <text:p text:style-name="P32">¿A quién contesta Pedro? <text:s/>(кому отвечает педро)</text:p>
        </text:list-item>
      </text:list>
      <text:p text:style-name="P17"/>
      <text:p text:style-name="P23">Вопроc к обстоятельству времени и образа действия</text:p>
      <text:p text:style-name="Text_20_body"/>
      <text:p text:style-name="P1">¿cuándo? <text:span text:style-name="T1">- когда?</text:span></text:p>
      <text:list xml:id="list118434223" text:style-name="L50">
        <text:list-item>
          <text:p text:style-name="P97"><text:span text:style-name="T1">¿</text:span>Cuándo<text:span text:style-name="T1"> va Gabriel a Petersburgo?</text:span></text:p>
        </text:list-item>
        <text:list-item>
          <text:p text:style-name="P97"><text:span text:style-name="T1">Gabriel va </text:span>mañana<text:span text:style-name="T1"> a Petersburgo.</text:span></text:p>
        </text:list-item>
      </text:list>
      <text:p text:style-name="P3"/>
      <text:p text:style-name="P6">¿cómo? <text:span text:style-name="T1">- как?</text:span></text:p>
      <text:list xml:id="list1208070554" text:style-name="L51">
        <text:list-item>
          <text:p text:style-name="P98"><text:span text:style-name="T1">¿</text:span>Cómo<text:span text:style-name="T1"> habla Pedro el español?</text:span></text:p>
        </text:list-item>
        <text:list-item>
          <text:p text:style-name="P98"><text:span text:style-name="T1">Pedro habla el español </text:span>muy bien<text:span text:style-name="T1">.</text:span></text:p>
        </text:list-item>
      </text:list>
      <text:p text:style-name="Text_20_body"/>
      <text:p text:style-name="Text_20_body"><text:bookmark-ref text:reference-format="page" text:ref-name="uno431">Ошибка: источник перекрестной ссылки не найден</text:bookmark-ref></text:p>
      <text:p text:style-name="Text_20_body"/>
      <text:list xml:id="list1942195077" text:continue-list="list1286745872" text:style-name="L42">
        <text:list-header>
          <text:p text:style-name="P131"><text:soft-page-break/>Прямое дополнение</text:p>
        </text:list-header>
      </text:list>
      <text:p text:style-name="Text_20_body"/>
      <text:p text:style-name="Text_20_body">Все глаголы (искл. <text:span text:style-name="T6">Tener</text:span>) требуют после себя предлога, когда в роли прямого дополнения выступает конкретный человек или животное:</text:p>
      <text:p text:style-name="P2"/>
      <text:list xml:id="list448866470" text:style-name="L52">
        <text:list-item>
          <text:p text:style-name="P73">Llamo a Pedro. <text:s text:c="3"/>(Я зову Педро)</text:p>
        </text:list-item>
        <text:list-item>
          <text:p text:style-name="P73">Llamo a mi perro. <text:s text:c="3"/>(Я зову свою собаку)</text:p>
        </text:list-item>
        <text:list-item>
          <text:p text:style-name="P73">Tiene un perro. <text:s text:c="3"/>(У него есть собака)</text:p>
        </text:list-item>
        <text:list-item>
          <text:p text:style-name="P73">Compra el libro.</text:p>
        </text:list-item>
      </text:list>
      <text:p text:style-name="Text_20_body"/>
      <text:p text:style-name="Text_20_body"/>
      <text:p text:style-name="Level_20_1">Упражнения </text:p>
      <text:p text:style-name="Standard"/>
      <text:p text:style-name="Level_20_2">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text:soft-page-break/></text:p>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
      <text:p text:style-name="Text_20_body"><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 No, no tengo sed. </text:p>
      <text:p text:style-name="Text_20_body"/>
      <text:p text:style-name="Text_20_body"/>
      <text:p text:style-name="Text_20_body"><text:s/>- ¿Tiene Uds calor? </text:p>
      <text:p text:style-name="Text_20_body"><text:s/>- No, no tenemos calor. </text:p>
      <text:p text:style-name="Text_20_body"/>
      <text:p text:style-name="Text_20_body"><text:soft-page-break/></text:p>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 ¿Tiene Ud cigarrillos? </text:p>
      <text:p text:style-name="Text_20_body"><text:s/>- No, no tengo cigarrillos. </text:p>
      <text:p text:style-name="Text_20_body"/>
      <text:p text:style-name="Text_20_body"/>
      <text:p text:style-name="Text_20_body"><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7. del hombre </text:p>
      <text:p text:style-name="Text_20_body"><text:s/>8. de la cuidad</text:p>
      <text:p text:style-name="Standard"/>
      <text:p text:style-name="Standard"/>
      <text:p text:style-name="Level_20_3">pereiro 6</text:p>
      <text:p text:style-name="Standard"/>
      <text:list xml:id="list1047949712" text:style-name="L53">
        <text:list-item>
          <text:p text:style-name="P117">Unos hombres buen<text:span text:style-name="T2">os</text:span></text:p>
        </text:list-item>
        <text:list-item>
          <text:p text:style-name="P117">Una mujer encantador<text:span text:style-name="T2">a</text:span></text:p>
        </text:list-item>
        <text:list-item>
          <text:p text:style-name="P117">Unos libros útil<text:span text:style-name="T2">es</text:span></text:p>
        </text:list-item>
        <text:list-item>
          <text:p text:style-name="P118">Unas flores blan<text:span text:style-name="T2">as</text:span> <text:span text:style-name="T3">os</text:span></text:p>
        </text:list-item>
        <text:list-item>
          <text:p text:style-name="P118">Un coche barat<text:span text:style-name="T2">o</text:span></text:p>
        </text:list-item>
        <text:list-item>
          <text:p text:style-name="P118">Una calle larg<text:span text:style-name="T2">a</text:span> <text:span text:style-name="T5">o</text:span></text:p>
        </text:list-item>
        <text:list-item>
          <text:p text:style-name="P118">Unos árboles alt<text:span text:style-name="T2">os</text:span></text:p>
        </text:list-item>
        <text:list-item>
          <text:p text:style-name="P118"><text:soft-page-break/>Unas cuidades interesant<text:span text:style-name="T2">es</text:span></text:p>
        </text:list-item>
        <text:list-item>
          <text:p text:style-name="P118">Un periódico inglés</text:p>
        </text:list-item>
        <text:list-item>
          <text:p text:style-name="P118">Una revista alemán<text:span text:style-name="T2">a</text:span></text:p>
          <text:p text:style-name="P118"/>
        </text:list-item>
      </text:list>
      <text:p text:style-name="Level_20_3"><text:bookmark-start text:name="pereiro 7"/>pereiro 7<text:bookmark-end text:name="pereiro 7"/></text:p>
      <text:p text:style-name="Standard"/>
      <text:list xml:id="list1997363810" text:style-name="L54">
        <text:list-item>
          <text:p text:style-name="P120">Las lecciones <text:span text:style-name="T2">son</text:span> difíciles.</text:p>
        </text:list-item>
        <text:list-item>
          <text:p text:style-name="P120">El café <text:span text:style-name="T2">es</text:span> frío.</text:p>
        </text:list-item>
        <text:list-item>
          <text:p text:style-name="P120">Las chicas <text:span text:style-name="T2">son</text:span> alemanas.</text:p>
        </text:list-item>
        <text:list-item>
          <text:p text:style-name="P120">Jaime <text:span text:style-name="T2">es</text:span> muy inteligente.</text:p>
        </text:list-item>
        <text:list-item>
          <text:p text:style-name="P120">Los libros <text:span text:style-name="T2">están</text:span> sobre la mesa.</text:p>
        </text:list-item>
        <text:list-item>
          <text:p text:style-name="P120">Ana <text:span text:style-name="T2">está</text:span> triste.</text:p>
        </text:list-item>
        <text:list-item>
          <text:p text:style-name="P120">La mujer de Luis <text:span text:style-name="T2">es</text:span> secretaria.</text:p>
        </text:list-item>
        <text:list-item>
          <text:p text:style-name="P120">La casa <text:span text:style-name="T2">es</text:span> pequeña.</text:p>
        </text:list-item>
        <text:list-item>
          <text:p text:style-name="P120">El coche no <text:span text:style-name="T2">está</text:span> en el garaje.</text:p>
        </text:list-item>
        <text:list-item>
          <text:p text:style-name="P120">Yo <text:span text:style-name="T2">estoy</text:span> contento con el hotel.</text:p>
        </text:list-item>
      </text:list>
      <text:p text:style-name="Standard"/>
      <text:p text:style-name="Level_20_3">Pereiro 8</text:p>
      <text:p text:style-name="Standard"><text:bookmark-start text:name="__DdeLink__1673_165352844"/></text:p>
      <text:list xml:id="list281136334" text:style-name="L55">
        <text:list-item>
          <text:p text:style-name="P121">Ella es italiana.</text:p>
        </text:list-item>
        <text:list-item>
          <text:p text:style-name="P121">Las manzanas están en la cocina.</text:p>
        </text:list-item>
        <text:list-item>
          <text:p text:style-name="P121">El autobús está allí.</text:p>
        </text:list-item>
        <text:list-item>
          <text:p text:style-name="P121">Madrid es la capital de España.</text:p>
        </text:list-item>
        <text:list-item>
          <text:p text:style-name="P121">La muchacha es alto.</text:p>
        </text:list-item>
        <text:list-item>
          <text:p text:style-name="P121">La casa está en la colina.</text:p>
        </text:list-item>
        <text:list-item>
          <text:p text:style-name="P121">Es peligroso fumar.</text:p>
        </text:list-item>
        <text:list-item>
          <text:p text:style-name="P121">El café es dulce demasiado.</text:p>
        </text:list-item>
        <text:list-item>
          <text:p text:style-name="P121">Mañana es domingo.</text:p>
        </text:list-item>
        <text:list-item>
          <text:p text:style-name="P121">Están en la playa.<text:bookmark-end text:name="__DdeLink__1673_165352844"/></text:p>
        </text:list-item>
      </text:list>
      <text:p text:style-name="Text_20_body"/>
      <text:p text:style-name="Text_20_body"/>
      <text:p text:style-name="Level_20_3">Pereiro 9</text:p>
      <text:p text:style-name="Standard"/>
      <text:list xml:id="list2163174294" text:style-name="L56">
        <text:list-item>
          <text:p text:style-name="P122"><text:span text:style-name="T2">Este</text:span> coche <text:span text:style-name="T2">es</text:span> caro.</text:p>
        </text:list-item>
        <text:list-item>
          <text:p text:style-name="P122"><text:span text:style-name="T2">Estos</text:span> cigarrillos <text:span text:style-name="T2">son</text:span> fuert<text:span text:style-name="T2">es</text:span>.</text:p>
        </text:list-item>
        <text:list-item>
          <text:p text:style-name="P122"><text:span text:style-name="T2">Esa</text:span> iglesia <text:span text:style-name="T2">es</text:span> <text:span text:style-name="T2">muy</text:span> vieg<text:span text:style-name="T2">a</text:span>.</text:p>
        </text:list-item>
        <text:list-item>
          <text:p text:style-name="P122"><text:span text:style-name="T2">Estos</text:span> amigos <text:span text:style-name="T2">son</text:span> de Madrid.</text:p>
        </text:list-item>
        <text:list-item>
          <text:p text:style-name="P122"><text:soft-page-break/><text:span text:style-name="T2">Esta</text:span> mesa <text:span text:style-name="T2">es</text:span> ocupad<text:span text:style-name="T2">a</text:span>.</text:p>
        </text:list-item>
        <text:list-item>
          <text:p text:style-name="P122"><text:span text:style-name="T2">Este</text:span> hombre <text:span text:style-name="T2">es</text:span> libre.</text:p>
        </text:list-item>
        <text:list-item>
          <text:p text:style-name="P122"><text:span text:style-name="T2">Este</text:span> ascensor <text:span text:style-name="T2">es</text:span> lleno.</text:p>
        </text:list-item>
        <text:list-item>
          <text:p text:style-name="P122"><text:span text:style-name="T2">Eses</text:span> uva <text:span text:style-name="T2">son</text:span> agri<text:span text:style-name="T2">os</text:span>.</text:p>
        </text:list-item>
        <text:list-item>
          <text:p text:style-name="P122"><text:span text:style-name="T2">Aquellos</text:span> libros <text:span text:style-name="T2">son</text:span> interesant<text:span text:style-name="T2">es</text:span>.</text:p>
        </text:list-item>
        <text:list-item>
          <text:p text:style-name="P122">Aquella playa. </text:p>
        </text:list-item>
      </text:list>
      <text:p text:style-name="Text_20_body"/>
      <text:p text:style-name="Level_20_3"><text:bookmark-start text:name="pereiro 11"/>Pereiro 11<text:bookmark-end text:name="pereiro 11"/></text:p>
      <text:p text:style-name="Standard"/>
      <text:list xml:id="list200582685" text:style-name="L57">
        <text:list-item>
          <text:p text:style-name="P123">Comprar<text:span text:style-name="T2">o</text:span>.</text:p>
        </text:list-item>
        <text:list-item>
          <text:p text:style-name="P123">Fum<text:span text:style-name="T2">as</text:span>.</text:p>
        </text:list-item>
        <text:list-item>
          <text:p text:style-name="P123">Beb<text:span text:style-name="T2">e</text:span>.</text:p>
        </text:list-item>
        <text:list-item>
          <text:p text:style-name="P123">Escrib<text:span text:style-name="T2">imos</text:span>.</text:p>
        </text:list-item>
        <text:list-item>
          <text:p text:style-name="P123">Estudi<text:span text:style-name="T2">o</text:span>.</text:p>
        </text:list-item>
        <text:list-item>
          <text:p text:style-name="P123">Habl<text:span text:style-name="T2">áis</text:span>.</text:p>
        </text:list-item>
        <text:list-item>
          <text:p text:style-name="P123">Com<text:span text:style-name="T2">e</text:span>.</text:p>
        </text:list-item>
        <text:list-item>
          <text:p text:style-name="P123">Viv<text:span text:style-name="T2">imos</text:span>.</text:p>
        </text:list-item>
        <text:list-item>
          <text:p text:style-name="P123">Sub<text:span text:style-name="T2">en</text:span>.</text:p>
        </text:list-item>
        <text:list-item>
          <text:p text:style-name="P123">Aprend<text:span text:style-name="T2">o</text:span>.</text:p>
        </text:list-item>
        <text:list-item>
          <text:p text:style-name="P123">Beb<text:span text:style-name="T2">e</text:span>.</text:p>
        </text:list-item>
      </text:list>
      <text:p text:style-name="Standard"/>
      <text:p text:style-name="Level_20_3">Pereiro 12</text:p>
      <text:p text:style-name="Text_20_body"/>
      <text:list xml:id="list1070315641" text:style-name="L58">
        <text:list-item>
          <text:p text:style-name="P124">Compr<text:span text:style-name="T2">a</text:span> el periodico. <text:s/>(el)</text:p>
        </text:list-item>
        <text:list-item>
          <text:p text:style-name="P124">¿Beb<text:span text:style-name="T2">e </text:span><text:span text:style-name="T1">la cerveza? (elle)</text:span></text:p>
        </text:list-item>
        <text:list-item>
          <text:p text:style-name="P124"><text:span text:style-name="T1">Pedro viv</text:span><text:span text:style-name="T2">e </text:span><text:span text:style-name="T1">en Barcelona.</text:span></text:p>
        </text:list-item>
        <text:list-item>
          <text:p text:style-name="P124"><text:span text:style-name="T1">Escrib</text:span><text:span text:style-name="T2">o </text:span><text:span text:style-name="T1">de Concita. (Yo)</text:span></text:p>
        </text:list-item>
        <text:list-item>
          <text:p text:style-name="P119">¿Aprende Ud. inglés?</text:p>
        </text:list-item>
        <text:list-item>
          <text:p text:style-name="P124"><text:span text:style-name="T1">Estos niños aprend</text:span><text:span text:style-name="T2">en</text:span><text:span text:style-name="T1"> español.</text:span></text:p>
        </text:list-item>
        <text:list-item>
          <text:p text:style-name="P124"><text:span text:style-name="T1">Com</text:span><text:span text:style-name="T2">e</text:span><text:span text:style-name="T1"> demasiado. (el)</text:span></text:p>
        </text:list-item>
        <text:list-item>
          <text:p text:style-name="P124"><text:span text:style-name="T1">Sub</text:span><text:span text:style-name="T2">imos</text:span><text:span text:style-name="T1"> la colina. <text:s/>(nosotros)</text:span></text:p>
        </text:list-item>
        <text:list-item>
          <text:p text:style-name="P124"><text:span text:style-name="T1">Habl</text:span><text:span text:style-name="T2">o</text:span><text:span text:style-name="T1"> inglés. (Yo)</text:span></text:p>
        </text:list-item>
        <text:list-item>
          <text:p text:style-name="P124"><text:span text:style-name="T1">Fum</text:span><text:span text:style-name="T2">an los </text:span><text:span text:style-name="T1">cigarrill</text:span><text:span text:style-name="T2">os </text:span><text:span text:style-name="T1">barat</text:span><text:span text:style-name="T2">os</text:span><text:span text:style-name="T1">.</text:span><text:span text:style-name="T2"> </text:span><text:span text:style-name="T1">(ellos)</text:span></text:p>
        </text:list-item>
      </text:list>
      <text:p text:style-name="Text_20_body"/>
      <text:p text:style-name="Level_20_3">Pereiro 13</text:p>
      <text:p text:style-name="Text_20_body"/>
      <text:list xml:id="list2039097906" text:style-name="L59">
        <text:list-item>
          <text:p text:style-name="P125">El pueblo en que vivmos</text:p>
        </text:list-item>
        <text:list-item>
          <text:p text:style-name="P125"><text:soft-page-break/>La mujer que trabaja en la tienda</text:p>
        </text:list-item>
        <text:list-item>
          <text:p text:style-name="P125">El libro que lee</text:p>
        </text:list-item>
        <text:list-item>
          <text:p text:style-name="P125">La cuidad de que está hablando</text:p>
        </text:list-item>
        <text:list-item>
          <text:p text:style-name="P125">---</text:p>
        </text:list-item>
        <text:list-item>
          <text:p text:style-name="P125">¿De quién son estas <text:s/>cartas?</text:p>
        </text:list-item>
        <text:list-item>
          <text:p text:style-name="P125">¿Qué revista compra?</text:p>
        </text:list-item>
        <text:list-item>
          <text:p text:style-name="P125">La casa que tiene la puerta verde</text:p>
        </text:list-item>
        <text:list-item>
          <text:p text:style-name="P125">La pluma que escribo</text:p>
        </text:list-item>
        <text:list-item>
          <text:p text:style-name="P125">¿Qué número?</text:p>
        </text:list-item>
      </text:list>
      <text:p text:style-name="Text_20_body"/>
      <text:p text:style-name="Level_20_3">Training 2</text:p>
      <text:p text:style-name="Text_20_body"/>
      <text:list xml:id="list467275252" text:style-name="L60">
        <text:list-item>
          <text:p text:style-name="P74">¿Beben Uds. Cerveza?</text:p>
        </text:list-item>
        <text:list-item>
          <text:p text:style-name="P74">Si, bebemos cerveza.</text:p>
        </text:list-item>
      </text:list>
      <text:p text:style-name="P2"/>
      <text:list xml:id="list438207988" text:continue-numbering="true" text:style-name="L60">
        <text:list-item>
          <text:p text:style-name="P74">¿Come Ud. pan?</text:p>
        </text:list-item>
        <text:list-item>
          <text:p text:style-name="P74">Si, come pan.</text:p>
          <text:p text:style-name="P74"/>
        </text:list-item>
        <text:list-item>
          <text:p text:style-name="P74">¿Viven Uds. en Londres?</text:p>
        </text:list-item>
        <text:list-item>
          <text:p text:style-name="P74">Si, vivimos en Londres.</text:p>
        </text:list-item>
      </text:list>
      <text:p text:style-name="Text_20_body"/>
      <text:list xml:id="list410861141" text:continue-numbering="true" text:style-name="L60">
        <text:list-item>
          <text:p text:style-name="P74">¿Es Ud. médico?</text:p>
        </text:list-item>
        <text:list-item>
          <text:p text:style-name="P74">Si, soy médico.</text:p>
        </text:list-item>
      </text:list>
      <text:p text:style-name="P2"/>
      <text:list xml:id="list1022807160" text:continue-numbering="true" text:style-name="L60">
        <text:list-item>
          <text:p text:style-name="P74">¿Hablan Uds. español?</text:p>
        </text:list-item>
        <text:list-item>
          <text:p text:style-name="P74">Si, hablamos español.</text:p>
        </text:list-item>
      </text:list>
      <text:p text:style-name="P2"/>
      <text:list xml:id="list682495838" text:continue-numbering="true" text:style-name="L60">
        <text:list-item>
          <text:p text:style-name="P74">¿Compra Ud. La revista?</text:p>
        </text:list-item>
        <text:list-item>
          <text:p text:style-name="P74">Si, compro la revista.</text:p>
        </text:list-item>
      </text:list>
      <text:p text:style-name="P20"/>
      <text:p text:style-name="P20">Training 3</text:p>
      <text:p text:style-name="P2"/>
      <text:list xml:id="list1857710983" text:continue-numbering="true" text:style-name="L60">
        <text:list-item>
          <text:p text:style-name="P74">¿Vive Ud. en Barcelona?</text:p>
        </text:list-item>
        <text:list-item>
          <text:p text:style-name="P74">No, no vivo en Barcelona.</text:p>
        </text:list-item>
      </text:list>
      <text:p text:style-name="P2"/>
      <text:list xml:id="list1663115545" text:continue-numbering="true" text:style-name="L60">
        <text:list-item>
          <text:p text:style-name="P74"><text:soft-page-break/>¿Fuman Uds.?</text:p>
        </text:list-item>
        <text:list-item>
          <text:p text:style-name="P74">No, no fumamos.</text:p>
        </text:list-item>
      </text:list>
      <text:p text:style-name="P2"/>
      <text:list xml:id="list779431860" text:continue-numbering="true" text:style-name="L60">
        <text:list-item>
          <text:p text:style-name="P74">¿Aprende Ud. alemán?</text:p>
        </text:list-item>
        <text:list-item>
          <text:p text:style-name="P74">No, no aprendo alemán.</text:p>
        </text:list-item>
      </text:list>
      <text:p text:style-name="P2"/>
      <text:list xml:id="list604341367" text:continue-numbering="true" text:style-name="L60">
        <text:list-item>
          <text:p text:style-name="P74">¿Compran Uds. los periódicos?</text:p>
        </text:list-item>
        <text:list-item>
          <text:p text:style-name="P74">No, no compramos los periódicos.</text:p>
        </text:list-item>
        <text:list-item>
          <text:p text:style-name="P74">¿Bebe Ud. vino?</text:p>
        </text:list-item>
        <text:list-item>
          <text:p text:style-name="P74">No, no bebo vino.</text:p>
        </text:list-item>
      </text:list>
      <text:p text:style-name="P2"/>
      <text:list xml:id="list2147800975" text:continue-numbering="true" text:style-name="L60">
        <text:list-item>
          <text:p text:style-name="P74">¿Son Uds. españoles?</text:p>
        </text:list-item>
        <text:list-item>
          <text:p text:style-name="P74">No, no somos españoles.</text:p>
        </text:list-item>
      </text:list>
      <text:p text:style-name="Level_20_1"/>
      <text:p text:style-name="P20">Training 4</text:p>
      <text:p text:style-name="P2"/>
      <text:list xml:id="list1937608595" text:continue-numbering="true" text:style-name="L60">
        <text:list-item>
          <text:p text:style-name="P74">¿Qué compra? <text:s/>Está comprando el periódico.</text:p>
        </text:list-item>
        <text:list-item>
          <text:p text:style-name="P74">¿Qué beben? <text:s/>Están bebiendo cerveza.</text:p>
        </text:list-item>
        <text:list-item>
          <text:p text:style-name="P74">¿Qué estudia Ud.? <text:s/>Está estudiante español.</text:p>
        </text:list-item>
        <text:list-item>
          <text:p text:style-name="P74">¿Qué comen Uds.? <text:s/>Están comiendo uvas.</text:p>
        </text:list-item>
        <text:list-item>
          <text:p text:style-name="P74">¿Qué lee? <text:s/>Está leiendo una revista.</text:p>
        </text:list-item>
        <text:list-item>
          <text:p text:style-name="P74">¿Qué fuma Ud.? <text:s/>Está fumando un cigarrillo.</text:p>
        </text:list-item>
        <text:list-item>
          <text:p text:style-name="P74">¿Qué hablan Uds.? <text:s/>Están hablando inglés.</text:p>
        </text:list-item>
        <text:list-item>
          <text:p text:style-name="P74">¿Qué escribe? <text:s/>Está escribiendo una carta.</text:p>
        </text:list-item>
        <text:list-item>
          <text:p text:style-name="P74">¿Qué aprenden? <text:s/>Están aprendiendo español.</text:p>
        </text:list-item>
        <text:list-item>
          <text:p text:style-name="P74">¿Qué sube Ud.? <text:s/>Está subiendo las maletas.</text:p>
        </text:list-item>
      </text:list>
      <text:p text:style-name="Text_20_body"/>
      <text:p text:style-name="Level_20_3"><text:bookmark-start text:name="p14"/>Pereiro 14<text:bookmark-end text:name="p14"/></text:p>
      <text:p text:style-name="Text_20_body"/>
      <text:list xml:id="list1738756728" text:style-name="L61">
        <text:list-item>
          <text:p text:style-name="P75">Mi marido</text:p>
        </text:list-item>
        <text:list-item>
          <text:p text:style-name="P75">Su hermano.</text:p>
        </text:list-item>
        <text:list-item>
          <text:p text:style-name="P75">Nuestra hermana.</text:p>
        </text:list-item>
        <text:list-item>
          <text:p text:style-name="P75">Su sobrino.</text:p>
        </text:list-item>
        <text:list-item>
          <text:p text:style-name="P75">Su tío</text:p>
        </text:list-item>
        <text:list-item>
          <text:p text:style-name="P75">Mis padres.</text:p>
        </text:list-item>
        <text:list-item>
          <text:p text:style-name="P75"><text:soft-page-break/>Tu mujer</text:p>
        </text:list-item>
        <text:list-item>
          <text:p text:style-name="P75">Sus hijos</text:p>
        </text:list-item>
        <text:list-item>
          <text:p text:style-name="P75">Su primo.</text:p>
        </text:list-item>
        <text:list-item>
          <text:p text:style-name="P75">Sus parientes.</text:p>
        </text:list-item>
      </text:list>
      <text:p text:style-name="Text_20_body"/>
      <text:p text:style-name="Level_20_3"><text:bookmark-start text:name="p15"/>Pereiro 15<text:bookmark-end text:name="p15"/></text:p>
      <text:p text:style-name="Standard"/>
      <text:list xml:id="list327190163" text:style-name="L62">
        <text:list-item>
          <text:p text:style-name="P76">Mi casa y la tuya.</text:p>
        </text:list-item>
        <text:list-item>
          <text:p text:style-name="P76">Nuestro jardín y el suyo.</text:p>
        </text:list-item>
        <text:list-item>
          <text:p text:style-name="P76">Su coche y el nuestro.</text:p>
        </text:list-item>
        <text:list-item>
          <text:p text:style-name="P76">Mi mujer y la suya.</text:p>
        </text:list-item>
        <text:list-item>
          <text:p text:style-name="P76">Vuestra madre y la nuestra.</text:p>
        </text:list-item>
        <text:list-item>
          <text:p text:style-name="P76">Su padre y el mío.</text:p>
        </text:list-item>
        <text:list-item>
          <text:p text:style-name="P76">Mi cerveza y la suya.</text:p>
        </text:list-item>
        <text:list-item>
          <text:p text:style-name="P76">Nuestros amigos y la suyos.</text:p>
        </text:list-item>
        <text:list-item>
          <text:p text:style-name="P76">Su secretaria y la mía.</text:p>
        </text:list-item>
        <text:list-item>
          <text:p text:style-name="P76">Tu gato y el suyo.</text:p>
        </text:list-item>
      </text:list>
      <text:p text:style-name="Text_20_body"/>
      <text:p text:style-name="Level_20_3"><text:bookmark-start text:name="p16"/>Pereiro 16<text:bookmark-end text:name="p16"/></text:p>
      <text:p text:style-name="Text_20_body"/>
      <text:list xml:id="list413027188" text:style-name="L63">
        <text:list-item>
          <text:p text:style-name="P77">diez casas</text:p>
        </text:list-item>
        <text:list-item>
          <text:p text:style-name="P77">setenta y dos pesetas</text:p>
        </text:list-item>
        <text:list-item>
          <text:p text:style-name="P77">doscientos cigarrillos</text:p>
        </text:list-item>
        <text:list-item>
          <text:p text:style-name="P77">dieciseís cartas</text:p>
        </text:list-item>
        <text:list-item>
          <text:p text:style-name="P77">cien treinta y cinco libros</text:p>
        </text:list-item>
        <text:list-item>
          <text:p text:style-name="P77">cuarenta y seis hoteles</text:p>
        </text:list-item>
        <text:list-item>
          <text:p text:style-name="P77">trescientas cincuenta y cuatro manzanas</text:p>
        </text:list-item>
        <text:list-item>
          <text:p text:style-name="P77">sesenta y ocho tiendas</text:p>
        </text:list-item>
        <text:list-item>
          <text:p text:style-name="P77">mil cuatrocientos hombres</text:p>
        </text:list-item>
        <text:list-item>
          <text:p text:style-name="P77">setesientos ochenta y cinco coches</text:p>
        </text:list-item>
      </text:list>
      <text:p text:style-name="Text_20_body"/>
      <text:p text:style-name="Level_20_3"><text:bookmark-start text:name="p17"/>Pereiro 17<text:bookmark-end text:name="p17"/></text:p>
      <text:p text:style-name="Text_20_body"/>
      <text:list xml:id="list656963259" text:style-name="L64">
        <text:list-item>
          <text:p text:style-name="P78">El septimo libro</text:p>
        </text:list-item>
        <text:list-item>
          <text:p text:style-name="P78">La primero mujer</text:p>
        </text:list-item>
        <text:list-item>
          <text:p text:style-name="P78">La trecero hija</text:p>
        </text:list-item>
        <text:list-item>
          <text:p text:style-name="P78"><text:soft-page-break/>El sexto cigarrillo</text:p>
        </text:list-item>
        <text:list-item>
          <text:p text:style-name="P78">La segunda puerta</text:p>
        </text:list-item>
        <text:list-item>
          <text:p text:style-name="P78">El décimo dia</text:p>
        </text:list-item>
        <text:list-item>
          <text:p text:style-name="P78">La cuaro calle</text:p>
        </text:list-item>
        <text:list-item>
          <text:p text:style-name="P78">El noveno niño</text:p>
        </text:list-item>
        <text:list-item>
          <text:p text:style-name="P78">El quinto hombre</text:p>
        </text:list-item>
        <text:list-item>
          <text:p text:style-name="P78">La octavo tienda</text:p>
        </text:list-item>
      </text:list>
      <text:p text:style-name="Text_20_body"/>
      <text:p text:style-name="Level_20_3">Pereiro 18</text:p>
      <text:p text:style-name="Text_20_body"/>
      <text:list xml:id="list1201400018" text:style-name="L65">
        <text:list-item>
          <text:p text:style-name="P79">¿Qué hora es?</text:p>
        </text:list-item>
        <text:list-item>
          <text:p text:style-name="P79">Son las diez y doce</text:p>
        </text:list-item>
        <text:list-item>
          <text:p text:style-name="P79">Trabajo <text:span text:style-name="T2">hasta</text:span> las once y media.</text:p>
        </text:list-item>
        <text:list-item>
          <text:p text:style-name="P100">Por el invierno etsá frío en Madrid.<text:span text:style-name="T10"> → </text:span><text:span text:style-name="T11">En</text:span><text:span text:style-name="T10"> invierno en Madrid </text:span><text:span text:style-name="T11">hace</text:span><text:span text:style-name="T10"> frío.</text:span></text:p>
        </text:list-item>
        <text:list-item>
          <text:p text:style-name="P79">Tienen las vacaciones en julio.</text:p>
        </text:list-item>
        <text:list-item>
          <text:p text:style-name="P79">Mi cumpleaños es el tercero de diciembre.</text:p>
        </text:list-item>
        <text:list-item>
          <text:p text:style-name="P100">Por el sábado él as libre.<text:span text:style-name="T10"> → </text:span><text:span text:style-name="T11">Está</text:span><text:span text:style-name="T10"> libre todos los sábados.</text:span></text:p>
        </text:list-item>
        <text:list-item>
          <text:p text:style-name="P79">El octubre es un mes excelente.</text:p>
        </text:list-item>
        <text:list-item>
          <text:p text:style-name="P79">---</text:p>
        </text:list-item>
        <text:list-item>
          <text:p text:style-name="P79">Como con mis padres el domingo.</text:p>
        </text:list-item>
      </text:list>
      <text:p text:style-name="Text_20_body"/>
      <text:p text:style-name="Text_20_body"/>
      <text:p text:style-name="Level_20_3"><text:bookmark-start text:name="p19"/>Pereiro 19<text:bookmark-end text:name="p19"/></text:p>
      <text:p text:style-name="Text_20_body"/>
      <text:list xml:id="list1956149806" text:style-name="L66">
        <text:list-item>
          <text:p text:style-name="P80">Vamos al iglesia todos los domingos.</text:p>
        </text:list-item>
        <text:list-item>
          <text:p text:style-name="P80">Voy a comprar el libro.</text:p>
        </text:list-item>
        <text:list-item>
          <text:p text:style-name="P80">Va a casa de mi amigo.</text:p>
        </text:list-item>
        <text:list-item>
          <text:p text:style-name="P80">Vamos de vacaciones en verano.</text:p>
        </text:list-item>
        <text:list-item>
          <text:p text:style-name="P80">Van a Madrid en tren.</text:p>
        </text:list-item>
        <text:list-item>
          <text:p text:style-name="P80">Vamos comprar café.</text:p>
        </text:list-item>
        <text:list-item>
          <text:p text:style-name="P101">No va a cantar.</text:p>
        </text:list-item>
        <text:list-item>
          <text:p text:style-name="P80">Voy a descansar mañana.</text:p>
        </text:list-item>
        <text:list-item>
          <text:p text:style-name="P80">Van de compras en el mercado.</text:p>
        </text:list-item>
        <text:list-item>
          <text:p text:style-name="P80">Vamos a el teatro.</text:p>
        </text:list-item>
      </text:list>
      <text:p text:style-name="P2"/>
      <text:p text:style-name="P20"><text:bookmark-start text:name="p20"/>Pereiro 20<text:bookmark-end text:name="p20"/></text:p>
      <text:p text:style-name="Text_20_body"><text:soft-page-break/></text:p>
      <text:list xml:id="list1498702019" text:style-name="L67">
        <text:list-item>
          <text:p text:style-name="P81">He escrito tres cartas.</text:p>
        </text:list-item>
        <text:list-item>
          <text:p text:style-name="P81">Ha hablado español.</text:p>
        </text:list-item>
        <text:list-item>
          <text:p text:style-name="P81">He comido mucho.</text:p>
        </text:list-item>
        <text:list-item>
          <text:p text:style-name="P81">En el té hay el azúcar.</text:p>
        </text:list-item>
        <text:list-item>
          <text:p text:style-name="P81">Ha comrado el vestido nuevo.</text:p>
        </text:list-item>
        <text:list-item>
          <text:p text:style-name="P102">¿Habéis terminado el trabajo?</text:p>
        </text:list-item>
        <text:list-item>
          <text:p text:style-name="P102">Jamás ha ayudado.</text:p>
        </text:list-item>
        <text:list-item>
          <text:p text:style-name="P102">En la bolsa hay las unas naranjas.</text:p>
        </text:list-item>
        <text:list-item>
          <text:p text:style-name="P105">¿Habéis bebido la carvexa?</text:p>
        </text:list-item>
        <text:list-item>
          <text:p text:style-name="P105">No he visto la película.</text:p>
        </text:list-item>
      </text:list>
      <text:p text:style-name="Text_20_body"/>
      <text:p text:style-name="P20">Pereiro 21</text:p>
      <text:p text:style-name="Text_20_body"/>
      <text:list xml:id="list1418043986" text:style-name="L68">
        <text:list-item>
          <text:p text:style-name="P82">Voy a ver a mi tío.</text:p>
        </text:list-item>
        <text:list-item>
          <text:p text:style-name="P82">Tenemos que ayudar a nuestros amigos.</text:p>
        </text:list-item>
        <text:list-item>
          <text:p text:style-name="P82">Juan ha comprado a un perro.</text:p>
        </text:list-item>
        <text:list-item>
          <text:p text:style-name="P82">No se lo he dicho a el médico.</text:p>
        </text:list-item>
      </text:list>
      <text:p text:style-name="Text_20_body"/>
      <text:p text:style-name="P20">Pereiro 22</text:p>
      <text:p text:style-name="Text_20_body"/>
      <text:list xml:id="list270871942" text:style-name="L69">
        <text:list-item>
          <text:p text:style-name="P83">Visito a madre.</text:p>
        </text:list-item>
        <text:list-item>
          <text:p text:style-name="P83">Hay que llamar a nińos.</text:p>
        </text:list-item>
        <text:list-item>
          <text:p text:style-name="P83">Maria prepara la comida.</text:p>
        </text:list-item>
        <text:list-item>
          <text:p text:style-name="P83">Han invitado a amigos.</text:p>
        </text:list-item>
        <text:list-item>
          <text:p text:style-name="P83">Voy a comprar a caballo.</text:p>
        </text:list-item>
        <text:list-item>
          <text:p text:style-name="P83">Hay que bañar a perro.</text:p>
        </text:list-item>
        <text:list-item>
          <text:p text:style-name="P103">Esperan a el profesor.</text:p>
        </text:list-item>
        <text:list-item>
          <text:p text:style-name="P103">Carlos no ha visto a Toledo.</text:p>
        </text:list-item>
      </text:list>
      <text:p text:style-name="Text_20_body"/>
      <text:p text:style-name="Level_20_1">Лексика </text:p>
      <text:p text:style-name="Standard"/>
      <text:p text:style-name="Standard"/>
      <text:p text:style-name="Level_20_2">Существительные</text:p>
      <text:p text:style-name="P2"/>
      <text:p text:style-name="P2">carta - письмо</text:p>
      <text:p text:style-name="P2">cartera - портфель </text:p>
      <text:p text:style-name="P2"><text:soft-page-break/>novela - роман </text:p>
      <text:p text:style-name="P2">pluma - ручка <text:s/></text:p>
      <text:p text:style-name="P2">puro - сигарета <text:s/></text:p>
      <text:p text:style-name="P2">sobre - конверт </text:p>
      <text:p text:style-name="P2">vaso - стакан </text:p>
      <text:p text:style-name="P2">año - год </text:p>
      <text:p text:style-name="P2">avenida - проспект </text:p>
      <text:p text:style-name="P2">calle (f) - улица </text:p>
      <text:p text:style-name="P2">casa - дом <text:s/></text:p>
      <text:p text:style-name="P2">compañero - товарищ </text:p>
      <text:p text:style-name="P2">correos - почта </text:p>
      <text:p text:style-name="P2">mesa - стол </text:p>
      <text:p text:style-name="P2">muchacho - юноша </text:p>
      <text:p text:style-name="P2">paseo - бульвар </text:p>
      <text:p text:style-name="P2">relato - рассказ </text:p>
      <text:p text:style-name="P2">revista - журнал </text:p>
      <text:p text:style-name="P4">alumno - ученик </text:p>
      <text:p text:style-name="P4">armario - шкаф </text:p>
      <text:p text:style-name="P4">ciudad - город </text:p>
      <text:p text:style-name="P4">clase - урок </text:p>
      <text:p text:style-name="P4">lapiz - карандаш </text:p>
      <text:p text:style-name="P4">leccion - урок </text:p>
      <text:p text:style-name="P4">lengua - язык </text:p>
      <text:p text:style-name="P4">libertad - свобода </text:p>
      <text:p text:style-name="P4">lucha - борьба </text:p>
      <text:p text:style-name="P4">mapa - карта </text:p>
      <text:p text:style-name="P4">pueblo - народ </text:p>
      <text:p text:style-name="P4">puerta - дверь </text:p>
      <text:p text:style-name="P4">noticia - известие </text:p>
      <text:p text:style-name="P4">pais - страна </text:p>
      <text:p text:style-name="P4">pared - стена </text:p>
      <text:p text:style-name="P4">color - цвет </text:p>
      <text:p text:style-name="P4">cuaderno - тетрадь </text:p>
      <text:p text:style-name="P4">cuarto - комната </text:p>
      <text:p text:style-name="P4">dia - день </text:p>
      <text:p text:style-name="P4">aula - уадитория </text:p>
      <text:p text:style-name="P4"><text:soft-page-break/>boligrafo - ручка </text:p>
      <text:p text:style-name="P4">silla - стул </text:p>
      <text:p text:style-name="P4">ventana - окно </text:p>
      <text:p text:style-name="P4">vida - жизнь </text:p>
      <text:p text:style-name="P2">la maleta — чемодан</text:p>
      <text:p text:style-name="P2">el pan — хлеб</text:p>
      <text:p text:style-name="P2">el vino — вино</text:p>
      <text:p text:style-name="P2">la habitación — комната</text:p>
      <text:p text:style-name="P4">el tren - поезд </text:p>
      <text:p text:style-name="P4">el coche - автомобиль </text:p>
      <text:p text:style-name="P4">el jardin - сад </text:p>
      <text:p text:style-name="P2">articulo - статья </text:p>
      <text:p text:style-name="P2">despacho - кабинет</text:p>
      <text:p text:style-name="P2">ejercito - армия </text:p>
      <text:p text:style-name="P2">esposa - жена </text:p>
      <text:p text:style-name="P4">exito - успех </text:p>
      <text:p text:style-name="P2">fiesta - праздник </text:p>
      <text:p text:style-name="P2">impression - впечатление </text:p>
      <text:p text:style-name="P4">palabra - слово </text:p>
      <text:p text:style-name="P2">relacion - отношение, связь </text:p>
      <text:p text:style-name="P2">tarde - вечер </text:p>
      <text:p text:style-name="P2">trabajo - работа </text:p>
      <text:p text:style-name="P2">victoria - победа </text:p>
      <text:p text:style-name="P2">la cocina — кухня</text:p>
      <text:p text:style-name="P4">el mercado - рынок</text:p>
      <text:p text:style-name="P4">el azúcar — сахар</text:p>
      <text:p text:style-name="P4">el vestído — платье</text:p>
      <text:p text:style-name="P4">la comida — еда, пища</text:p>
      <text:p text:style-name="P4">el caballo - лошадь</text:p>
      <text:p text:style-name="P4"/>
      <text:p text:style-name="P22">Семья</text:p>
      <text:p text:style-name="P4"/>
      <text:p text:style-name="P4">la mujer - женщина </text:p>
      <text:p text:style-name="P4">el hombre - мужчина </text:p>
      <text:p text:style-name="P4">el padre - отец </text:p>
      <text:p text:style-name="P4">la madre - мать </text:p>
      <text:p text:style-name="P4"><text:soft-page-break/>el hijo - сын </text:p>
      <text:p text:style-name="P4"/>
      <text:p text:style-name="Level_20_3">Животные</text:p>
      <text:p text:style-name="Standard"/>
      <text:p text:style-name="P2">un pez — fish</text:p>
      <text:p text:style-name="P2">un gato — кошка</text:p>
      <text:p text:style-name="P2">un perro - <text:s/>dog</text:p>
      <text:p text:style-name="P2">un ratón - <text:s/>mouse</text:p>
      <text:p text:style-name="P2">un pato — duck</text:p>
      <text:p text:style-name="P2">una serpiente — snake</text:p>
      <text:p text:style-name="P2">una tortuga — tortoise</text:p>
      <text:p text:style-name="P2">un camello — camel</text:p>
      <text:p text:style-name="P2">un elefante — elefant</text:p>
      <text:p text:style-name="P2">un conejo — заяц</text:p>
      <text:p text:style-name="P4"/>
      <text:p text:style-name="P22">Движение и направление</text:p>
      <text:p text:style-name="P16"/>
      <text:p text:style-name="P2">caer — падать</text:p>
      <text:p text:style-name="P2">viajar — путешествовать</text:p>
      <text:p text:style-name="P2">ir — идти</text:p>
      <text:p text:style-name="P2">viajar — ехать</text:p>
      <text:p text:style-name="P2">permanecer — оставаться</text:p>
      <text:p text:style-name="P2">doblar — поворачиваться</text:p>
      <text:p text:style-name="P2">un viaje — поездка</text:p>
      <text:p text:style-name="P2">a la derecha — направо</text:p>
      <text:p text:style-name="P2">a la izquierda — налево</text:p>
      <text:p text:style-name="P2">lejos — далеко</text:p>
      <text:p text:style-name="P2">directo — прямо</text:p>
      <text:p text:style-name="P2">subir — подниматься</text:p>
      <text:p text:style-name="P2">bajar — спускаться</text:p>
      <text:p text:style-name="P2">salir — выходить</text:p>
      <text:p text:style-name="P2">moverse — двигаться</text:p>
      <text:p text:style-name="P2">atraversar — пересекать</text:p>
      <text:p text:style-name="P2">inmóvil — неподвижный</text:p>
      <text:p text:style-name="P2">levantar — поднимать</text:p>
      <text:p text:style-name="P2">por dónde? - куда</text:p>
      <text:p text:style-name="P2">llegar — прибывать</text:p>
      <text:p text:style-name="P2"><text:soft-page-break/>entrar — входить</text:p>
      <text:p text:style-name="P2">regresar — возвращаться</text:p>
      <text:p text:style-name="P2">venir — приходить</text:p>
      <text:p text:style-name="P2">para — останавливаться</text:p>
      <text:p text:style-name="P2">lento — медленный</text:p>
      <text:p text:style-name="P2">rápido — быстрый</text:p>
      <text:p text:style-name="P2">una vuelta - поворот</text:p>
      <text:p text:style-name="P16"/>
      <text:p text:style-name="P22">Еда</text:p>
      <text:p text:style-name="P18"/>
      <text:p text:style-name="P2">cerveza — пиво</text:p>
      <text:p text:style-name="P2">una bebida — напиток</text:p>
      <text:p text:style-name="P2">café ' - кофе</text:p>
      <text:p text:style-name="P2">agua — вода</text:p>
      <text:p text:style-name="P2">leche — молоко</text:p>
      <text:p text:style-name="P2">té — чай</text:p>
      <text:p text:style-name="P2">pescado — рыба</text:p>
      <text:p text:style-name="P2">una taza — чашка</text:p>
      <text:p text:style-name="P2">una cena — ужин</text:p>
      <text:p text:style-name="P2">cenar -ужинать</text:p>
      <text:p text:style-name="P2">un almuerzo — обед</text:p>
      <text:p text:style-name="P2">un desayuno — завтрак</text:p>
      <text:p text:style-name="P2">sopa — суп</text:p>
      <text:p text:style-name="P2">carne de res — говядина</text:p>
      <text:p text:style-name="P2">pollo — курица</text:p>
      <text:p text:style-name="P2">cerdo — свинина</text:p>
      <text:p text:style-name="P2">carne — мясо</text:p>
      <text:p text:style-name="P2">papas fritas — картофель фри</text:p>
      <text:p text:style-name="P2">un vaso — стакан</text:p>
      <text:p text:style-name="P4">verter — наливать</text:p>
      <text:p text:style-name="P4">un cuchillo — нож</text:p>
      <text:p text:style-name="P4">cocinar — готовить</text:p>
      <text:p text:style-name="P4">papa — картофель</text:p>
      <text:p text:style-name="P4">hongos — грибы</text:p>
      <text:p text:style-name="P4">un huevo — яйцо</text:p>
      <text:p text:style-name="P4">pan — хлеб</text:p>
      <text:p text:style-name="P4">ensalada — салат</text:p>
      <text:p text:style-name="P4"><text:soft-page-break/>fruta — фрукт</text:p>
      <text:p text:style-name="P4">helado — мороженное</text:p>
      <text:p text:style-name="P4">una manzana — яблоко</text:p>
      <text:p text:style-name="P4">un plato - тарелка</text:p>
      <text:p text:style-name="P18"/>
      <text:p text:style-name="P22">Дни недели</text:p>
      <text:p text:style-name="P21"/>
      <text:p text:style-name="P2">el → Lunes, Martes, Miércoles, Jueves, Viernes, Sábado, Domingo</text:p>
      <text:p text:style-name="P2"/>
      <text:p text:style-name="P22">Месяцы</text:p>
      <text:p text:style-name="P18"/>
      <text:p text:style-name="P2">el → Enero, Febrero, Marzo, Abril, Mayo, Junio, Julio, Agosto, Septimbre, Octubre, Dicembre</text:p>
      <text:p text:style-name="P2"/>
      <text:p text:style-name="P22">Времена года</text:p>
      <text:p text:style-name="P18"/>
      <text:p text:style-name="P4">el invierno, la primavera, el verano, el otoño</text:p>
      <text:p text:style-name="P2"/>
      <text:p text:style-name="P10">Прилагательные </text:p>
      <text:p text:style-name="P17"/>
      <text:p text:style-name="P2">encantador — интересный</text:p>
      <text:p text:style-name="P2">útil ' - полезный</text:p>
      <text:p text:style-name="P2">barato — дешевый</text:p>
      <text:p text:style-name="P2">largo — длинный</text:p>
      <text:p text:style-name="P2">alto — высокий</text:p>
      <text:p text:style-name="P2">dulce — сладкий</text:p>
      <text:p text:style-name="P2">viejo — старый</text:p>
      <text:p text:style-name="P2">ocupado — занятый</text:p>
      <text:p text:style-name="P2">libre — свободный</text:p>
      <text:p text:style-name="P2">caro — дорогой</text:p>
      <text:p text:style-name="P2">fuerte — сильный</text:p>
      <text:p text:style-name="P4">claro - светлый </text:p>
      <text:p text:style-name="P4">nuevo - новый </text:p>
      <text:p text:style-name="P4">otro - другой </text:p>
      <text:p text:style-name="P4">ultimo - последный </text:p>
      <text:p text:style-name="P4">amable - любезный </text:p>
      <text:p text:style-name="P2">culto - культурный </text:p>
      <text:p text:style-name="P2"><text:soft-page-break/>dificil - трудный </text:p>
      <text:p text:style-name="P2">exterior - внешний </text:p>
      <text:p text:style-name="P2">extranjero - иностранный </text:p>
      <text:p text:style-name="P2">facil - легкий, нетрудный </text:p>
      <text:p text:style-name="P2">inteligente - интересный </text:p>
      <text:p text:style-name="P2">interior - внутренний </text:p>
      <text:p text:style-name="P2">peligroso — опасно, опасный</text:p>
      <text:p text:style-name="P4">casado (-a) — женатый, замужняя</text:p>
      <text:p text:style-name="P2"/>
      <text:p text:style-name="Level_20_4">Характеристики людей</text:p>
      <text:p text:style-name="Standard"/>
      <text:p text:style-name="P2">atractive — beautiful</text:p>
      <text:p text:style-name="P2">grande — big</text:p>
      <text:p text:style-name="P2">gordo — fat</text:p>
      <text:p text:style-name="P2">joven — young</text:p>
      <text:p text:style-name="P2">bonito — beautiful</text:p>
      <text:p text:style-name="P2">feo — уродливый</text:p>
      <text:p text:style-name="P2">delgado — tall</text:p>
      <text:p text:style-name="P2">pequeño — small</text:p>
      <text:p text:style-name="P2">viejo — old</text:p>
      <text:p text:style-name="P2">casado — married</text:p>
      <text:p text:style-name="P2">bueno — good</text:p>
      <text:p text:style-name="P2">calmo — спокойный</text:p>
      <text:p text:style-name="P2">aburrido — скучный</text:p>
      <text:p text:style-name="P2">estúpido — тупой</text:p>
      <text:p text:style-name="P2">inteligente — smart</text:p>
      <text:p text:style-name="P2">pobre — poor</text:p>
      <text:p text:style-name="P2">rico — rich</text:p>
      <text:p text:style-name="P2">feliz — happy</text:p>
      <text:p text:style-name="Standard"/>
      <text:p text:style-name="Standard"/>
      <text:p text:style-name="Level_20_3">Цвета</text:p>
      <text:p text:style-name="Standard"/>
      <text:p text:style-name="P2">amarillo - желтый </text:p>
      <text:p text:style-name="P2">blanco - белый </text:p>
      <text:p text:style-name="P4">verde - зеленый </text:p>
      <text:p text:style-name="P4">azul - синий, голубой </text:p>
      <text:p text:style-name="P4"><text:soft-page-break/>gris - серый </text:p>
      <text:p text:style-name="P4">marron - коричневый </text:p>
      <text:p text:style-name="P4">negro - черный </text:p>
      <text:p text:style-name="P2"/>
      <text:p text:style-name="Level_20_2">Глаголы</text:p>
      <text:p text:style-name="Text_20_body"/>
      <text:p text:style-name="P2">estar — to be</text:p>
      <text:p text:style-name="P2">buscar — to find</text:p>
      <text:p text:style-name="P2">escuchar — to hear</text:p>
      <text:p text:style-name="P2">mirar — to look</text:p>
      <text:p text:style-name="P2">encontrar — найти</text:p>
      <text:p text:style-name="P2">dar — to give</text:p>
      <text:p text:style-name="P2">hacer — to do</text:p>
      <text:p text:style-name="P2">preguntar — to ask</text:p>
      <text:p text:style-name="P2">dormir — to sleep</text:p>
      <text:p text:style-name="P2">mandar — to send</text:p>
      <text:p text:style-name="P2">cerrar — to close</text:p>
      <text:p text:style-name="P2">tomar — to take</text:p>
      <text:p text:style-name="P2">intertar — to try</text:p>
      <text:p text:style-name="P2">recibir — to recieve</text:p>
      <text:p text:style-name="P2">arder — to flame</text:p>
      <text:p text:style-name="P2">sentarse — to seet</text:p>
      <text:p text:style-name="P2">golpear — to beat</text:p>
      <text:p text:style-name="P2">ver — to see</text:p>
      <text:p text:style-name="P2">pertenecer — to belong</text:p>
      <text:p text:style-name="P2">elegir — to choose</text:p>
      <text:p text:style-name="P2">ofrecer — to let</text:p>
      <text:p text:style-name="P2">ocultar — to hide</text:p>
      <text:p text:style-name="P2">utilizar — to use</text:p>
      <text:p text:style-name="P2">responder — to reply</text:p>
      <text:p text:style-name="P2">leer — to read</text:p>
      <text:p text:style-name="P2">olvidar — to forget</text:p>
      <text:p text:style-name="P2">salir — to leave</text:p>
      <text:p text:style-name="P2">comenzar — to begin</text:p>
      <text:p text:style-name="P2">entender — to understand</text:p>
      <text:p text:style-name="P2">esperar — to hope</text:p>
      <text:p text:style-name="P2"><text:soft-page-break/>pensar — to think</text:p>
      <text:p text:style-name="P2">esperar — to wait</text:p>
      <text:p text:style-name="P2">óir ' - to hear</text:p>
      <text:p text:style-name="Text_20_body"/>
      <text:p text:style-name="P2">abrir - открывать</text:p>
      <text:p text:style-name="P2">leer — читать</text:p>
      <text:p text:style-name="P2">echar — бросать, швырять</text:p>
      <text:p text:style-name="P2"><text:span text:style-name="T10">asisir - присутсвовать </text:span></text:p>
      <text:p text:style-name="P4"><text:span text:style-name="T10">faltar - отсутсвовать </text:span></text:p>
      <text:p text:style-name="P4">celebrar - праздовать </text:p>
      <text:p text:style-name="P2">estudiar — учиться</text:p>
      <text:p text:style-name="P2"><text:span text:style-name="T10">saludar - приветствовать </text:span></text:p>
      <text:p text:style-name="P4">terminar - заканчивать, оканчиваться </text:p>
      <text:p text:style-name="P4">salir - выходить </text:p>
      <text:p text:style-name="P4">trabahar - работать </text:p>
      <text:p text:style-name="P4">cantar - петь</text:p>
      <text:p text:style-name="P4">contar - рассказывать </text:p>
      <text:p text:style-name="P2">desayunar - завтракать </text:p>
      <text:p text:style-name="P4">descansar - отдыхать </text:p>
      <text:p text:style-name="P2">empezar - начинать(ся) </text:p>
      <text:p text:style-name="P2">esperar - встречать </text:p>
      <text:p text:style-name="P2">dominar - владеть ~ muchas lenguas </text:p>
      <text:p text:style-name="P2">explicar - объяснять </text:p>
      <text:p text:style-name="P2">invitar - приглашать </text:p>
      <text:p text:style-name="P2">pensar - думать </text:p>
      <text:p text:style-name="P2">recibir - получать </text:p>
      <text:p text:style-name="P2">volver - возвращаться</text:p>
      <text:p text:style-name="P2">responder - отвечать </text:p>
      <text:p text:style-name="P2">trabajar - работать </text:p>
      <text:p text:style-name="P2">visitar — навещать</text:p>
      <text:p text:style-name="P2">llamar — звать</text:p>
      <text:p text:style-name="P2">preparar — готовить (еду)</text:p>
      <text:p text:style-name="P4">invitar - приглашать</text:p>
      <text:p text:style-name="P2"/>
      <text:p text:style-name="P11">Местоимения</text:p>
      <text:p text:style-name="P2"/>
      <text:p text:style-name="P2"><text:soft-page-break/>yo - я </text:p>
      <text:p text:style-name="P2">tu - ты </text:p>
      <text:p text:style-name="P2">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10">Наречия</text:p>
      <text:p text:style-name="P2"/>
      <text:p text:style-name="P2">aqui - здесь </text:p>
      <text:p text:style-name="P2">ahora - сейчас <text:s/></text:p>
      <text:p text:style-name="P4">ademas - кроме того </text:p>
      <text:p text:style-name="P4">bien - хорошо </text:p>
      <text:p text:style-name="P4">hoy - сегодня </text:p>
      <text:p text:style-name="P4">luego - затем, потом </text:p>
      <text:p text:style-name="P4">tambien - также </text:p>
      <text:p text:style-name="P4">y - и, а </text:p>
      <text:p text:style-name="P4">ya - также </text:p>
      <text:p text:style-name="P4">todo - все </text:p>
      <text:p text:style-name="P2">allí — там</text:p>
      <text:p text:style-name="P2">pero - но </text:p>
      <text:p text:style-name="P2">?por que? - почему ? </text:p>
      <text:p text:style-name="P2">siempre - всегда </text:p>
      <text:p text:style-name="P2">temprano - рано </text:p>
      <text:p text:style-name="P2"/>
      <text:p text:style-name="Level_20_2">Предлоги</text:p>
      <text:p text:style-name="Text_20_body"/>
      <text:p text:style-name="P2">en - в <text:s/></text:p>
      <text:p text:style-name="P4">de - о, об </text:p>
      <text:p text:style-name="P4">por - за </text:p>
      <text:p text:style-name="P4">para - для </text:p>
      <text:p text:style-name="P2">sobre - о </text:p>
      <text:p text:style-name="P4"><text:soft-page-break/></text:p>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11">Greetings (2)</text:p>
      <text:p text:style-name="P2"/>
      <text:p text:style-name="P2">- Buenos días / Buenas tardes / Buenas noches <text:s/></text:p>
      <text:p text:style-name="P2">- Adios / Hasta luego / Hasta pronto / Hasta mańana </text:p>
      <text:p text:style-name="P2"/>
      <text:p text:style-name="P11">Name (3)</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
      <text:p text:style-name="P11">Where are you from (4)</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P11">Family (5)</text:p>
      <text:p text:style-name="Standard"/>
      <text:list xml:id="list1708558065" text:style-name="L70">
        <text:list-item>
          <text:p text:style-name="P84">Hermano / hermana / madre / padre.</text:p>
        </text:list-item>
        <text:list-item>
          <text:p text:style-name="P84"><text:soft-page-break/>Marido / mujer.</text:p>
        </text:list-item>
        <text:list-item>
          <text:p text:style-name="P84">Hijo / hija.</text:p>
        </text:list-item>
        <text:list-item>
          <text:p text:style-name="P84">Mi marido / mi mujer / … .</text:p>
        </text:list-item>
        <text:list-item>
          <text:p text:style-name="P84">Este es mi harmano / Esta es mi mujer.</text:p>
        </text:list-item>
        <text:list-item>
          <text:p text:style-name="P84">Se llamo Carlos.</text:p>
          <text:p text:style-name="P84"/>
        </text:list-item>
      </text:list>
      <text:p text:style-name="P11">Family (6)</text:p>
      <text:p text:style-name="P14"/>
      <text:list xml:id="list1784038919" text:style-name="L71">
        <text:list-item>
          <text:p text:style-name="P85">Tengo una hermana.</text:p>
        </text:list-item>
        <text:list-item>
          <text:p text:style-name="P85">Tengo un padre.</text:p>
        </text:list-item>
        <text:list-item>
          <text:p text:style-name="P85">Tengo dos hermanas.</text:p>
        </text:list-item>
        <text:list-item>
          <text:p text:style-name="P85">Se llamo Horhe.</text:p>
        </text:list-item>
        <text:list-item>
          <text:p text:style-name="P85">Se llaman Horhe y Pablo.</text:p>
        </text:list-item>
        <text:list-item>
          <text:p text:style-name="P85">¿Quién eres?</text:p>
        </text:list-item>
      </text:list>
      <text:p text:style-name="P2"/>
      <text:p text:style-name="P11">Jobs (7)</text:p>
      <text:p text:style-name="P2"/>
      <text:list xml:id="list38121329" text:continue-numbering="true" text:style-name="L71">
        <text:list-item>
          <text:p text:style-name="P85">Soy professor / Soy professora.</text:p>
        </text:list-item>
        <text:list-item>
          <text:p text:style-name="P85"><text:s/>Енке травахо? <text:s/>¿.. qué trabajo?</text:p>
        </text:list-item>
        <text:list-item>
          <text:p text:style-name="P85">Trabajo en una tienda.</text:p>
        </text:list-item>
        <text:list-item>
          <text:p text:style-name="P85">¿Te gusta tu trabajo? <text:s/>/ ¿Le gusta su trabajo?</text:p>
        </text:list-item>
        <text:list-item>
          <text:p text:style-name="P85">Si. Me gusta me trabajo.</text:p>
        </text:list-item>
        <text:list-item>
          <text:p text:style-name="P85">No, no me gesta me trabajo.</text:p>
        </text:list-item>
        <text:list-item>
          <text:p text:style-name="P85">No trabajo.</text:p>
        </text:list-item>
      </text:list>
      <text:p text:style-name="P11"/>
      <text:p text:style-name="P11"><text:bookmark-start text:name="__DdeLink__1899_1670368187"/>Likes (8)<text:bookmark-end text:name="__DdeLink__1899_1670368187"/></text:p>
      <text:p text:style-name="Text_20_body"/>
      <text:list xml:id="list816530550" text:style-name="L72">
        <text:list-item>
          <text:p text:style-name="P86">Me gusta la musica. <text:s/>/ Me gusto mucha el chocolate.</text:p>
        </text:list-item>
        <text:list-item>
          <text:p text:style-name="P86">¿Te gusta la musica?</text:p>
        </text:list-item>
        <text:list-item>
          <text:p text:style-name="P86">Me encanta la musica.</text:p>
        </text:list-item>
        <text:list-item>
          <text:p text:style-name="P86">Me gusta cantar.</text:p>
        </text:list-item>
      </text:list>
      <text:p text:style-name="Text_20_body"/>
      <text:p text:style-name="P11">Spanish (9)</text:p>
      <text:p text:style-name="Text_20_body"/>
      <text:list xml:id="list95729922" text:style-name="L73">
        <text:list-item>
          <text:p text:style-name="P87"><text:bookmark-start text:name="__DdeLink__2088_1134073764"/>¿Hablas usted español?</text:p>
        </text:list-item>
        <text:list-item>
          <text:p text:style-name="P87"><text:soft-page-break/>Hablo un poco de espa<text:bookmark-end text:name="__DdeLink__2088_1134073764"/>ñol.</text:p>
        </text:list-item>
        <text:list-item>
          <text:p text:style-name="P87">¿Trabajos o estudios?</text:p>
        </text:list-item>
      </text:list>
      <text:p text:style-name="P2"/>
      <text:p text:style-name="P11">Christmas (10)</text:p>
      <text:p text:style-name="P14"/>
      <text:list xml:id="list1107795829" text:continue-numbering="true" text:style-name="L73">
        <text:list-item>
          <text:p text:style-name="P87">Feliz Navidad.</text:p>
        </text:list-item>
        <text:list-item>
          <text:p text:style-name="P87">Año nuevo.</text:p>
        </text:list-item>
      </text:list>
      <text:p text:style-name="P2"/>
      <text:p text:style-name="P11">Languages (11)</text:p>
      <text:p text:style-name="Text_20_body"/>
      <text:list xml:id="list139728071" text:style-name="L74">
        <text:list-item>
          <text:p text:style-name="P88">Soy ruso.</text:p>
        </text:list-item>
        <text:list-item>
          <text:p text:style-name="P88">¿Hablas español? / ¿Hablas usted español?</text:p>
        </text:list-item>
        <text:list-item>
          <text:p text:style-name="P88">No hablo español.</text:p>
        </text:list-item>
        <text:list-item>
          <text:p text:style-name="P88">Hablo un poco de español.</text:p>
        </text:list-item>
        <text:list-item>
          <text:p text:style-name="P88">¿Hablas inglés? </text:p>
        </text:list-item>
        <text:list-item>
          <text:p text:style-name="P88">Entendo.</text:p>
        </text:list-item>
        <text:list-item>
          <text:p text:style-name="P88">Entendo un poco de español.</text:p>
        </text:list-item>
        <text:list-item>
          <text:p text:style-name="P88">¿Entendes?</text:p>
        </text:list-item>
        <text:list-item>
          <text:p text:style-name="P88">No entendo.</text:p>
        </text:list-item>
        <text:list-item>
          <text:p text:style-name="P88">Lo siento, no estendo.</text:p>
        </text:list-item>
        <text:list-item>
          <text:p text:style-name="P88">Estoy aprenderiendo español.</text:p>
        </text:list-item>
        <text:list-item>
          <text:p text:style-name="P88">¿Puede repetir por favor?</text:p>
        </text:list-item>
      </text:list>
      <text:p text:style-name="Text_20_body"/>
      <text:p text:style-name="P11">Numbers (12)</text:p>
      <text:list xml:id="list102963659" text:style-name="L75">
        <text:list-header>
          <text:p text:style-name="P89"/>
        </text:list-header>
        <text:list-item>
          <text:p text:style-name="P89">Lunes, Martes, Miércoles, Jueves, Viernes, Sábado, Domingo</text:p>
        </text:list-item>
        <text:list-item>
          <text:p text:style-name="P89">Enero, Febrero, Marzo, Abril, Mayo, Junio, Julio, Agosto, Septimbre, Octubre, Dicembre</text:p>
        </text:list-item>
        <text:list-item>
          <text:p text:style-name="P89">Invierno, Primavera, Verano, Otoño</text:p>
        </text:list-item>
        <text:list-item>
          <text:p text:style-name="P89">El siete de Enero</text:p>
        </text:list-item>
      </text:list>
      <text:p text:style-name="P2"/>
      <text:p text:style-name="P11">Time (1ext)</text:p>
      <text:p text:style-name="Text_20_body"/>
      <text:list xml:id="list1776744021" text:style-name="L76">
        <text:list-item>
          <text:p text:style-name="P90">¿Qué hora es?</text:p>
        </text:list-item>
        <text:list-item>
          <text:p text:style-name="P90">Es la una.</text:p>
        </text:list-item>
        <text:list-item>
          <text:p text:style-name="P90"><text:soft-page-break/>Es las dos.</text:p>
        </text:list-item>
        <text:list-item>
          <text:p text:style-name="P90">Es las tres.</text:p>
        </text:list-item>
        <text:list-item>
          <text:p text:style-name="P90">Son las siete y diez (7:10)</text:p>
        </text:list-item>
        <text:list-item>
          <text:p text:style-name="P90">Es la una menos viente (12:40)</text:p>
        </text:list-item>
        <text:list-item>
          <text:p text:style-name="P90">Son las ocho y media. (8:30)</text:p>
        </text:list-item>
        <text:list-item>
          <text:p text:style-name="P90">Son las cinco menos cuatro. (4:45)</text:p>
        </text:list-item>
        <text:list-item>
          <text:p text:style-name="P90">El mediodía / la medianoche</text:p>
        </text:list-item>
        <text:list-item>
          <text:p text:style-name="P90">de la mañana / de la tarde / de la noche (утра, дня, вечера)</text:p>
        </text:list-item>
        <text:list-item>
          <text:p text:style-name="P90">por la mañana / por la tarde / por la noche (утром, днем, вечером)</text:p>
        </text:list-item>
        <text:list-item>
          <text:p text:style-name="P90">En tren sale a las nueve de la mañana.</text:p>
        </text:list-item>
        <text:list-item>
          <text:p text:style-name="P90">Ramón trabaja por la mañana.</text:p>
        </text:list-item>
        <text:list-item>
          <text:p text:style-name="P90">Es temprano / es tarde</text:p>
        </text:list-item>
        <text:list-item>
          <text:p text:style-name="P90">¿A qué hora come usted?</text:p>
        </text:list-item>
        <text:list-item>
          <text:p text:style-name="P90">A la una de la tarde.</text:p>
        </text:list-item>
        <text:list-item>
          <text:p text:style-name="P90">¿Cuántas horas trabajo usted?</text:p>
        </text:list-item>
        <text:list-item>
          <text:p text:style-name="P90">Trabajo ocho horas,</text:p>
          <text:p text:style-name="P90"/>
        </text:list-item>
      </text:list>
      <text:p text:style-name="P11">Dates (2ext)</text:p>
      <text:p text:style-name="Text_20_body"/>
      <text:list xml:id="list140716842" text:style-name="L77">
        <text:list-item>
          <text:p text:style-name="P91">¿A cuántos estamos? / ¿Qué fecha es hoy?</text:p>
        </text:list-item>
        <text:list-item>
          <text:p text:style-name="P91">Estamos a siete. <text:s/>/ <text:s/>Es el siete.</text:p>
        </text:list-item>
        <text:list-item>
          <text:p text:style-name="P91">El primero de mayo.</text:p>
        </text:list-item>
        <text:list-item>
          <text:p text:style-name="P91">El quince de octubre.</text:p>
        </text:list-item>
      </text:list>
      <text:p text:style-name="Text_20_body"/>
      <text:p text:style-name="P11">Places (13-14)</text:p>
      <text:p text:style-name="P14"/>
      <text:list xml:id="list1637492357" text:style-name="L78">
        <text:list-item>
          <text:p text:style-name="P92">Donde está el museo / el banco / el restuurant(e) / la oficina de turismo</text:p>
        </text:list-item>
        <text:list-item>
          <text:p text:style-name="P92">Por favor, donde está …</text:p>
        </text:list-item>
        <text:list-item>
          <text:p text:style-name="P92">El museo etsá aquí.</text:p>
        </text:list-item>
        <text:list-item>
          <text:p text:style-name="P92">Siga recto / derecha / izquierda</text:p>
        </text:list-item>
        <text:list-item>
          <text:p text:style-name="P92">¿Está lejos?</text:p>
        </text:list-item>
        <text:list-item>
          <text:p text:style-name="P92">¿Está lejos de aqui?</text:p>
        </text:list-item>
        <text:list-item>
          <text:p text:style-name="P92">¿En museo está lejos de aquí?</text:p>
        </text:list-item>
        <text:list-item>
          <text:p text:style-name="P92">¿El banco está cerca de aquí?</text:p>
        </text:list-item>
      </text:list>
      <text:p text:style-name="P11"><text:soft-page-break/></text:p>
      <text:p text:style-name="P11"/>
      <text:p text:style-name="Level_20_1">Texts</text:p>
      <text:p text:style-name="Standard"/>
      <text:p text:style-name="Level_20_2">Mi familia</text:p>
      <text:p text:style-name="Text_20_body"/>
      <text:p text:style-name="Text_20_body">Mi familia no es muy grande ni muy pequeña. <text:s/>Somos cinco personas - mi abuela, mis padres, mi hermano Juan y yo.</text:p>
      <text:p text:style-name="P9">Juan es mi hermano mayor, tiene ya veinte años, estudia económicas. <text:s/>No le gusta mucho leer, prefiere escuchar música. </text:p>
      <text:p text:style-name="Text_20_body"><text:span text:style-name="T12">Mi padre tiene cuarenta y ocho años, trabaja en una empresa comercial. <text:s/></text:span>Vuelve a casa muy tarde y muy cansado y en seguida se pone a ver las telenoticias.</text:p>
      <text:p text:style-name="P9">Mi madre se casó muy joven, tiene solo cuarenta años. <text:s/>Es profesora, por eso tiene toda la tarde libre. Bueno, libre no. Prepara la comida <text:s/>para toda la familia, lee, corrige los ejercicios. También sabe tejer. <text:s/>Es muy simpática y siempre nos defiende a mí y a mi hermano.</text:p>
      <text:p text:style-name="Text_20_body"><text:span text:style-name="T12">Mi abuela ya es una viejecita. En octubre cumpla ochenta años. </text:span>El año pasado se nos ha muerto el abuelo. <text:span text:style-name="T12">Murió mientras estaba durmiendo. Dicen que es una muerte muy buena.</text:span></text:p>
      <text:p text:style-name="P9">Tengo también 2 primos. Uno se trasladó a Alemánia con su familia y el otro vive en Moscú. </text:p>
      <text:p text:style-name="P9">En cambio mi tío es un tipo estupendo. Siempre jugaba con nosotros y nos regalaba cosas.</text:p>
      <text:p text:style-name="P9">Por desgracia se casó con una mujer bastante antipática. Tiene mucho genio y se enfada a menudo. Ahora están cuidando a su bebe. Tiene solo 3 meses y ya es muy mono. </text:p>
      <text:p text:style-name="P9">Ah, me olvidé de nuestro perro! Es un pastor escocés, también es un miembro de la familia. Su amo es Juan. </text:p>
      <text:p text:style-name="Text_20_body">Como ya somos mayores, pocas veces nos reunimos todos, pero solemos pasar las vacaciones juntos en Crimea o en algun otro balneario.</text:p>
      <text:p text:style-name="Text_20_body"/>
      <text:p text:style-name="Level_20_2">Autobiografía</text:p>
      <text:p text:style-name="Standard"/>
      <text:p text:style-name="Text_20_body"><text:span text:style-name="T12">Me llamo </text:span><text:span text:style-name="T12">Alejandro Makovski, soy de Moscú. Tengo dieciseis años.</text:span></text:p>
      <text:p text:style-name="Text_20_body"/>
      <text:p text:style-name="P9">Llevo cinco años estudiando español. Acabo de terminar el bachillerato en el colegio cincuenta y siete. Ahora pienso entrar en la facultad de filología de la Universidad estatal de Moscú. <text:s/>Quisiera aprender otros idiomas porque me hace ilusión trabajar de traductor. Bueno, de intérprete también. Cuando aprendes una lengua extranjera, conoces también la cultura de ese país, le parece? <text:s text:c="2"/>Además es muy práctico.</text:p>
      <text:p text:style-name="P9">El español siempre me ha gustado aunque no he estado en España. Conozco a <text:soft-page-break/>varios españoles y practico español con ellos. Y naturalmente mi sueño es ir a visitar España.</text:p>
      <text:p text:style-name="P9">En cuanto a mis preferencias, cambian rapidamente. Antes me gustaba mucho la música “rock”, <text:s/>pero ahora prefiero escuchar algo más tranquilo. Música clásica por ejemplo. Yo leo bastante, autores hispanos también. Sobre todo me gusta “Cien años de soledad” de Gabriél García Márquez. Algun día quisiera leer esta obra en original.</text:p>
      <text:p text:style-name="Text_20_body">Cerca de <text:bookmark-start text:name="__DdeLink__3598_1875746096"/>nuestra<text:bookmark-end text:name="__DdeLink__3598_1875746096"/> casa hay una piscina a la que voy todos los viernes. <text:span text:style-name="T12">P</text:span><text:span text:style-name="T12">or ahora no tengo planes para el futuro. Todavía soy muy joven. Lo más importante para mí es seguir estudiando.</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7-09T11:02:59</dc:date>
    <meta:editing-duration>PT46H33M30S</meta:editing-duration>
    <meta:editing-cycles>263</meta:editing-cycles>
    <meta:generator>OpenOffice.org/3.2$Linux OpenOffice.org_project/320m19$Build-9505</meta:generator>
    <meta:document-statistic meta:table-count="0" meta:image-count="0" meta:object-count="0" meta:page-count="48" meta:paragraph-count="1289" meta:word-count="5900" meta:character-count="30929"/>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